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02in"/>
    </style:style>
    <style:style style:name="co10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4.3209in"/>
    </style:style>
    <style:style style:name="co4" style:family="table-column">
      <style:table-column-properties fo:break-before="auto" style:column-width="0.7091in"/>
    </style:style>
    <style:style style:name="co14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1.2665in"/>
    </style:style>
    <style:style style:name="co9" style:family="table-column">
      <style:table-column-properties fo:break-before="auto" style:column-width="1.5437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7.8516in"/>
    </style:style>
    <style:style style:name="co13" style:family="table-column">
      <style:table-column-properties fo:break-before="auto" style:column-width="5.0102in"/>
    </style:style>
    <style:style style:name="ro1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6075in" fo:break-before="auto" style:use-optimal-row-height="fals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6736in" fo:break-before="auto" style:use-optimal-row-height="true"/>
    </style:style>
    <style:style style:name="ro19" style:family="table-row">
      <style:table-row-properties style:row-height="0.4972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6217in" fo:break-before="auto" style:use-optimal-row-height="false"/>
    </style:style>
    <style:style style:name="ro23" style:family="table-row">
      <style:table-row-properties style:row-height="0.6736in" fo:break-before="auto" style:use-optimal-row-height="true"/>
    </style:style>
    <style:style style:name="ro8" style:family="table-row">
      <style:table-row-properties style:row-height="0.2283in" fo:break-before="auto" style:use-optimal-row-height="tru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4346in" fo:break-before="auto" style:use-optimal-row-height="true"/>
    </style:style>
    <style:style style:name="ro12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13" style:family="table-row">
      <style:table-row-properties style:row-height="0.8909in" fo:break-before="auto" style:use-optimal-row-height="true"/>
    </style:style>
    <style:style style:name="ro6" style:family="table-row">
      <style:table-row-properties style:row-height="0.6736in" fo:break-before="auto" style:use-optimal-row-height="true"/>
    </style:style>
    <style:style style:name="ro14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5252in" fo:break-before="auto" style:use-optimal-row-height="false"/>
    </style:style>
    <style:style style:name="ro24" style:family="table-row">
      <style:table-row-properties style:row-height="0.7319in" fo:break-before="auto" style:use-optimal-row-height="true"/>
    </style:style>
    <style:style style:name="ta7" style:family="table" style:master-page-name="PageStyle_5f_Car_20_data">
      <style:table-properties table:display="true" style:writing-mode="lr-tb"/>
    </style:style>
    <style:style style:name="ta9" style:family="table" style:master-page-name="PageStyle_5f_Personal_20_data">
      <style:table-properties table:display="true" style:writing-mode="lr-tb"/>
    </style:style>
    <style:style style:name="ta4" style:family="table" style:master-page-name="PageStyle_5f_Personal_20_data_20_extended">
      <style:table-properties table:display="true" style:writing-mode="lr-tb"/>
    </style:style>
    <style:style style:name="ta5" style:family="table" style:master-page-name="PageStyle_5f_Trip_20_data">
      <style:table-properties table:display="true" style:writing-mode="lr-tb"/>
    </style:style>
    <style:style style:name="ta6" style:family="table" style:master-page-name="PageStyle_5f_Travel_20_data">
      <style:table-properties table:display="true" style:writing-mode="lr-tb"/>
    </style:style>
    <style:style style:name="ta8" style:family="table" style:master-page-name="PageStyle_5f_Household_20_data">
      <style:table-properties table:display="true" style:writing-mode="lr-tb"/>
    </style:style>
    <style:style style:name="ce1" style:family="table-cell" style:parent-style-name="Excel_20_Built-in_20_Normal">
      <style:text-properties style:font-name="Courier New" fo:font-size="14pt" style:font-size-asian="14pt" style:font-size-complex="14pt"/>
    </style:style>
    <style:style style:name="ce1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font-name="Courier New" fo:font-size="14pt" style:font-size-asian="14pt" style:font-size-complex="14pt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4pt" style:font-size-asian="14pt" style:font-size-complex="14pt"/>
    </style:style>
    <style:style style:name="ce12" style:family="table-cell" style:parent-style-name="Default">
      <style:text-properties style:font-name="Courier New" fo:font-size="14pt" style:font-size-asian="14pt" style:font-size-complex="14pt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4pt" style:font-size-asian="14pt" style:font-size-complex="14pt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7ff" style:text-outline="false" style:text-line-through-style="none" style:font-name="Courier New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font-name="Courier New" fo:font-size="14pt" style:font-size-asian="14pt" style:font-size-complex="14pt"/>
    </style:style>
    <style:style style:name="ce6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4pt" style:font-size-asian="14pt" style:font-size-complex="14pt"/>
    </style:style>
    <style:style style:name="ce6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font-name="Courier New" fo:font-size="14pt" style:font-size-asian="14pt" style:font-size-complex="14pt"/>
    </style:style>
    <style:style style:name="ce7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4pt" style:font-size-asian="14pt" style:font-size-complex="14pt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4pt" style:font-size-asian="14pt" style:font-size-complex="14pt"/>
    </style:style>
    <style:style style:name="ce15" style:family="table-cell" style:parent-style-name="Excel_20_Built-in_20_Normal">
      <style:table-cell-properties fo:background-color="#ffff00"/>
      <style:text-properties style:font-name="Courier New" fo:font-size="14pt" style:font-size-asian="14pt" style:font-size-complex="14pt"/>
    </style:style>
    <style:style style:name="ce1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4pt" style:font-size-asian="14pt" style:font-size-complex="14pt"/>
    </style:style>
    <style:style style:name="ce19" style:family="table-cell" style:parent-style-name="Excel_20_Built-in_20_Normal">
      <style:table-cell-properties fo:background-color="transparent"/>
      <style:text-properties style:font-name="Courier New" fo:font-size="14pt" style:font-size-asian="14pt" style:font-size-complex="14pt"/>
    </style:style>
    <style:style style:name="ce2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4pt" style:font-size-asian="14pt" style:font-size-complex="14pt"/>
    </style:style>
    <style:style style:name="ce21" style:family="table-cell" style:parent-style-name="Excel_20_Built-in_20_Normal">
      <style:text-properties style:font-name="Courier New" fo:font-size="13pt" style:font-size-asian="13pt" style:font-size-complex="13pt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urier Ne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" style:family="table-cell" style:parent-style-name="Excel_20_Built-in_20_Normal">
      <style:table-cell-properties fo:background-color="#c00000"/>
      <style:text-properties style:font-name="Courier New" fo:font-size="13pt" style:font-size-asian="13pt" style:font-size-complex="13pt"/>
    </style:style>
    <style:style style:name="ce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3pt" style:font-size-asian="13pt" style:font-size-complex="13pt"/>
    </style:style>
    <style:style style:name="ce25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7ff" style:text-outline="false" style:text-line-through-style="none" style:font-name="Courier New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6" style:family="table-cell" style:parent-style-name="Excel_20_Built-in_20_Normal">
      <style:table-cell-properties fo:background-color="#c0000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3pt" style:font-size-asian="13pt" style:font-size-complex="13pt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3pt" style:font-size-asian="13pt" style:font-size-complex="13pt"/>
    </style:style>
    <style:style style:name="ce28" style:family="table-cell" style:parent-style-name="Excel_20_Built-in_20_Normal"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font-name="Courier New" fo:font-size="13pt" style:font-size-asian="13pt" style:font-size-complex="13pt"/>
    </style:style>
    <style:style style:name="ce3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3pt" style:font-size-asian="13pt" style:font-size-complex="13pt"/>
    </style:style>
    <style:style style:name="ce3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3pt" style:font-size-asian="13pt" style:font-size-complex="13pt"/>
    </style:style>
    <style:style style:name="ce33" style:family="table-cell" style:parent-style-name="Excel_20_Built-in_20_Normal">
      <style:table-cell-properties fo:background-color="#ffff00"/>
      <style:text-properties style:font-name="Courier New" fo:font-size="13pt" style:font-size-asian="13pt" style:font-size-complex="13pt"/>
    </style:style>
    <style:style style:name="ce3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3pt" style:font-size-asian="13pt" style:font-size-complex="13pt"/>
    </style:style>
    <style:style style:name="ce3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3pt" style:font-size-asian="13pt" style:font-size-complex="13pt"/>
    </style:style>
    <style:style style:name="ce37" style:family="table-cell" style:parent-style-name="Excel_20_Built-in_20_Normal">
      <style:table-cell-properties fo:background-color="transparent"/>
      <style:text-properties style:font-name="Courier New" fo:font-size="13pt" style:font-size-asian="13pt" style:font-size-complex="13pt"/>
    </style:style>
    <style:style style:name="ce3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 New" fo:font-size="13pt" style:font-size-asian="13pt" style:font-size-complex="13pt"/>
    </style:style>
    <style:style style:name="ce40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font-name="Courier New" fo:font-size="13pt" style:font-size-asian="13pt" style:font-size-complex="13pt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font-name="Courier New" fo:font-size="14pt" style:font-size-asian="14pt" style:font-size-complex="14pt"/>
    </style:style>
    <style:style style:name="ce44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Courier New" fo:font-size="14pt" style:font-size-asian="14pt" style:font-size-complex="14pt"/>
    </style:style>
    <style:style style:name="ce4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style:font-name="Courier New" fo:font-size="14pt" style:font-size-asian="14pt" style:font-size-complex="14pt"/>
    </style:style>
    <style:style style:name="ce5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2pt" style:font-size-asian="12pt" style:font-size-complex="12pt"/>
    </style:style>
    <style:style style:name="ce5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5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ff0000" style:font-name="Courier New" fo:font-size="14pt" style:font-size-asian="14pt" style:font-size-complex="14pt"/>
    </style:style>
    <style:style style:name="ce55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style:font-name="Courier New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58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ff0000" style:font-name="Courier New" fo:font-size="14pt" style:font-size-asian="14pt" style:font-size-complex="14pt"/>
    </style:style>
    <style:style style:name="ce5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6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6pt" style:font-size-asian="16pt" style:font-size-complex="16pt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fo:color="#ff0000" style:font-name="Courier New" fo:font-size="14pt" style:font-size-asian="14pt" style:font-size-complex="14pt"/>
    </style:style>
    <style:style style:name="ce63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64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font-name="Courier New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ourier New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 data" table:style-name="ta7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1"/>
        <table:table-row table:style-name="ro1">
          <table:table-cell office:value-type="string">
            <text:p>Wertelabels MiD Muc 2008 Vehicle Data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3" office:value-type="string">
            <text:p>Variable Label</text:p>
          </table:table-cell>
          <table:table-cell table:style-name="ce3" office:value-type="string">
            <text:p>Data Label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vmid</text:p>
          </table:table-cell>
          <table:table-cell office:value-type="string">
            <text:p>Vehicle ID in the househol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ourceid</text:p>
          </table:table-cell>
          <table:table-cell office:value-type="string">
            <text:p>Household interview method</text:p>
          </table:table-cell>
          <table:table-cell office:value-type="string">
            <text:p>{1 = 'CATI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PAPI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CAWI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a_gew</text:p>
          </table:table-cell>
          <table:table-cell office:value-type="string">
            <text:p>Vehicle weighting factor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</text:p>
          </table:table-cell>
          <table:table-cell office:value-type="string">
            <text:p>Manufacturer</text:p>
          </table:table-cell>
          <table:table-cell office:value-type="string">
            <text:p>{1 = 'Alfa Romeo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Audi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BMW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Chrysl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Citroen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Daewo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DAF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Daihatsu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Daimler Benz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0 = 'Fiat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Ford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2 = 'Hyundai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3 = 'Jagua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4 = 'Jeep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5 = 'Lad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6 = 'Lanci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7 = 'Opel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8 = 'Peugeo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9 = 'Renaul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0 = 'Saab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1 = 'Seat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2 = 'Skoda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3 = 'Mazd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4 = 'Mercedes Benz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5 = 'Mitsubishi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6 = 'Nissa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7 = 'Porsch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8 = 'Rover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9 = 'Suzuki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0 = 'Toyot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1 = 'Traban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2 = 'VW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3 = 'Volvo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4 = 'Wartburg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6 = 'Hond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7 = 'KIA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8 = 'Ferrari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9 = 'SMART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0 = 'anderer Herstell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2</text:p>
          </table:table-cell>
          <table:table-cell office:value-type="string">
            <text:p>Type or model name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044</text:p>
          </table:table-cell>
          <table:table-cell office:value-type="string">
            <text:p>Personal number of the main user in the household</text:p>
          </table:table-cell>
          <table:table-cell office:value-type="string">
            <text:p>{96 = 'No clear assignment possibl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6</text:p>
          </table:table-cell>
          <table:table-cell office:value-type="string">
            <text:p>Owner</text:p>
          </table:table-cell>
          <table:table-cell office:value-type="string">
            <text:p>{1 = 'Private' 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Other authorization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01 = 'No asked in PAPI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8</text:p>
          </table:table-cell>
          <table:table-cell office:value-type="string">
            <text:p>Power source</text:p>
          </table:table-cell>
          <table:table-cell office:value-type="string">
            <text:p>{1 = 'Otto-motor - Gasolin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Diesel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Gas'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4 = 'Hybrid (combination of Diesel or Benzin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Electric pow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Other pow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ps</text:p>
          </table:table-cell>
          <table:table-cell office:value-type="string">
            <text:p>HP (including converted kW entries)</text:p>
          </table:table-cell>
          <table:table-cell office:value-type="string">
            <text:p>{994 = 'Value cannot be determines, implausible entr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kW</text:p>
          </table:table-cell>
          <table:table-cell office:value-type="string">
            <text:p>kW (including converted HP entries)</text:p>
          </table:table-cell>
          <table:table-cell office:value-type="string">
            <text:p>{994 = 'Value cannot be determines, implausible entr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1</text:p>
          </table:table-cell>
          <table:table-cell office:value-type="string">
            <text:p>Usual parking space</text:p>
          </table:table-cell>
          <table:table-cell office:value-type="string">
            <text:p>{1 = 'On the propert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 = 'In the immediate vicinity of the property or residenc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3 = 'Further away from the property or residenc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Varie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6</text:p>
          </table:table-cell>
          <table:table-cell office:value-type="string">
            <text:p>Search for a parking space</text:p>
          </table:table-cell>
          <table:table-cell office:value-type="string">
            <text:p>{1 = 'never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Sometimes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Alway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Varie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01 = 'Parking on propert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2</text:p>
          </table:table-cell>
          <table:table-cell office:value-type="string">
            <text:p>Year of manufacturing (yyyy)</text:p>
          </table:table-cell>
          <table:table-cell office:value-type="string">
            <text:p>{9994 = 'Implausible valu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3</text:p>
          </table:table-cell>
          <table:table-cell office:value-type="string">
            <text:p>Acquisition year (yyyy)</text:p>
          </table:table-cell>
          <table:table-cell office:value-type="string">
            <text:p>{9994 = 'Implausible valu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14</text:p>
          </table:table-cell>
          <table:table-cell office:value-type="string">
            <text:p>Current Mileage</text:p>
          </table:table-cell>
          <table:table-cell office:value-type="string">
            <text:p>{999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fahrlj</text:p>
          </table:table-cell>
          <table:table-cell office:value-type="string">
            <text:p>Annual distance</text:p>
          </table:table-cell>
          <table:table-cell office:value-type="string">
            <text:p>{999995 = 'Value cannot be calculat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klasse</text:p>
          </table:table-cell>
          <table:table-cell office:value-type="string">
            <text:p>Type class (by manufacturer and performance)</text:p>
          </table:table-cell>
          <table:table-cell office:value-type="string">
            <text:p>{1 = 'Small ca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Middle clas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Luxury class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Category (according to type class and year of manufacturing)</text:p>
          </table:table-cell>
          <table:table-cell office:value-type="string">
            <text:p>{1 = 'Simpl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Middl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High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eg_kba</text:p>
          </table:table-cell>
          <table:table-cell office:value-type="string">
            <text:p>Passenger car classification by KBA</text:p>
          </table:table-cell>
          <table:table-cell office:value-type="string">
            <text:p>{1 = 'Mini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Small car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Compact clas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Middle clas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Upper middle clas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Luxury clas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SUV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Sports car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Mini van' 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0 = 'Large van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Utilitie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2 = 'Camper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anzfahrt</text:p>
          </table:table-cell>
          <table:table-cell office:value-type="string">
            <text:p>Number of trips made by the car on the reporting day</text:p>
          </table:table-cell>
          <table:table-cell office:value-type="string">
            <text:p>{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gesfkm</text:p>
          </table:table-cell>
          <table:table-cell office:value-type="string">
            <text:p>Total distance covered by the car on the reporting day (km)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durchkm</text:p>
          </table:table-cell>
          <table:table-cell office:value-type="string">
            <text:p>Average distance of trips on the recording day (km)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gesfmin</text:p>
          </table:table-cell>
          <table:table-cell office:value-type="string">
            <text:p>Total trip time made using the car on the reporting day (min)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durchmin</text:p>
          </table:table-cell>
          <table:table-cell office:value-type="string">
            <text:p>Average duration of the trips made on the reporting day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anzfpers</text:p>
          </table:table-cell>
          <table:table-cell office:value-type="string">
            <text:p>Total number of people transported using the car on the reporting day</text:p>
          </table:table-cell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besgrad</text:p>
          </table:table-cell>
          <table:table-cell office:value-type="string">
            <text:p>Average occupancy rate of the trips on the reporting day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tich_j</text:p>
          </table:table-cell>
          <table:table-cell office:value-type="string">
            <text:p>Reporting day (calander year)</text:p>
          </table:table-cell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9 = 'No useage of the car was stated on the reporting day 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tich_m</text:p>
          </table:table-cell>
          <table:table-cell office:value-type="string">
            <text:p>Reporting day (calander month)</text:p>
          </table:table-cell>
          <table:table-cell office:value-type="string">
            <text:p>{1 = 'Januar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Februa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March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April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M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Jun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Jul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Augus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Septemb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0 = 'Octob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Novemb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2 = 'December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tichtag</text:p>
          </table:table-cell>
          <table:table-cell office:value-type="string">
            <text:p>Reporting day (day of the week)</text:p>
          </table:table-cell>
          <table:table-cell office:value-type="string">
            <text:p>{1 = 'Monday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Tuesd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Wednesd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Thursd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Frid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Saturda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Sunda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stichwo</text:p>
          </table:table-cell>
          <table:table-cell office:value-type="string">
            <text:p>Reporting day (calander week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sex_hn</text:p>
          </table:table-cell>
          <table:table-cell office:value-type="string">
            <text:p>Gender of the main user (based on hp_sex)</text:p>
          </table:table-cell>
          <table:table-cell office:value-type="string">
            <text:p>{1 = 'Male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Femal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11 = 'No clear main us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12 = 'No entry for main user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alter_hn</text:p>
          </table:table-cell>
          <table:table-cell office:value-type="string">
            <text:p>Age of the main user (based on hp_alter)</text:p>
          </table:table-cell>
          <table:table-cell office:value-type="string">
            <text:p>{994 = 'Implausible valu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511 = 'No clear main us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512 = 'No entry for main user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besch_hn</text:p>
          </table:table-cell>
          <table:table-cell office:value-type="string">
            <text:p>Employment of the main user (based on hp_besch)</text:p>
          </table:table-cell>
          <table:table-cell office:value-type="string">
            <text:p>{1 = 'Employed full time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5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11 = 'No clear main us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12 = 'No entry for main user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office:value-type="string">
            <text:p>hheink</text:p>
          </table:table-cell>
          <table:table-cell table:style-name="ce65" office:value-type="string">
            <text:p>Approximate monthly net income of the household</text:p>
          </table:table-cell>
          <table:table-cell table:style-name="ce65" office:value-type="string">
            <text:p>{1 = 'Less than 5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2 = '500 Euro to less than 9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3 = '900 Euro to less than 1,5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4 = '1,500 Euro to less than 2,000 Euro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5 = '2,000 Euro to less than 2,6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6 = '2,600 Euro to less than 3,0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7 = '3,000 Euro to less than 3,600 Euro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8 = '3,600 Euro to less than 4,0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9 = '4,000 Euro to less than 4,6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10 = '4,600 Euro to less than 5,0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11 = '5,000 Euro to less than 5,6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12 = '5,600 Euro to less than 6,0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9">
          <table:table-cell/>
          <table:table-cell table:style-name="ce65" table:number-columns-repeated="2"/>
          <table:table-cell table:style-name="ce65" office:value-type="string">
            <text:p>{13 = '6,000 Euro to less than 6,600 Euro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20">
          <table:table-cell/>
          <table:table-cell table:style-name="ce65" table:number-columns-repeated="2"/>
          <table:table-cell table:style-name="ce65" office:value-type="string">
            <text:p>{14 = '6,600 Euro to 7,000 Euro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20">
          <table:table-cell/>
          <table:table-cell table:style-name="ce65" table:number-columns-repeated="2"/>
          <table:table-cell table:style-name="ce65" office:value-type="string">
            <text:p>{15 = 'More than 7,000 Euro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20">
          <table:table-cell/>
          <table:table-cell table:style-name="ce65" table:number-columns-repeated="2"/>
          <table:table-cell table:style-name="ce65" office:value-type="string">
            <text:p>{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20">
          <table:table-cell/>
          <table:table-cell table:style-name="ce65" table:number-columns-repeated="2"/>
          <table:table-cell table:style-name="ce65" office:value-type="string">
            <text:p>{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20">
          <table:table-cell/>
          <table:table-cell table:style-name="ce65" table:number-columns-repeated="2"/>
          <table:table-cell table:style-name="ce65" office:value-type="string">
            <text:p>{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Low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Middl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High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Very high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h04_3</text:p>
          </table:table-cell>
          <table:table-cell office:value-type="string">
            <text:p>Number of cars in the household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Single paren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1 = 'Not a private househol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Hamburg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Niedersachsen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4 = 'Breme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5 = 'Nordrhein-Westfale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Hesse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7 = 'Rheinland-Pfalz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8 = 'Baden-Württemberg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9 = 'Bayer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0 = 'Saarland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1 = 'Berli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2 = 'Brandenburg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3 = 'Mecklenburg-Vorpommer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4 = 'Sachsen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5 = 'Sachsen-Anhal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16 = 'Thüringen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westost</text:p>
          </table:table-cell>
          <table:table-cell table:style-name="ce4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East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polgk</text:p>
          </table:table-cell>
          <table:table-cell table:style-name="ce4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3 = '20,000 to less than 50,000 inhabitants'} 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6 = '500,000 or more inhabitants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rtyp</text:p>
          </table:table-cell>
          <table:table-cell table:style-name="ce5" office:value-type="string">
            <text:p>BBSR Basic region type</text:p>
          </table:table-cell>
          <table:table-cell table:style-name="ce7" office:value-type="string" table:number-columns-spanned="1" table:number-rows-spanned="3">
            <text:p>{1, Agglomeration area, 2, Urbanized area, 3, Rural area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rtypd7</text:p>
          </table:table-cell>
          <table:table-cell table:style-name="ce5" office:value-type="string">
            <text:p>BBSR Differentiated region type</text:p>
          </table:table-cell>
          <table:table-cell table:style-name="ce9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/>
          <table:table-cell office:value-type="string">
            <text:p>ktyp</text:p>
          </table:table-cell>
          <table:table-cell table:style-name="ce5" office:value-type="string">
            <text:p>BBSR County type</text:p>
          </table:table-cell>
          <table:table-cell table:style-name="ce7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2 = 'Medium density countie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 = 'Rural counties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5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10" office:value-type="string">
            <text:p>{10 = "Core and large cities (kreisf. Städte u. Oberz. &gt;=100.000 E.)"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5">
          <table:table-cell table:number-columns-repeated="3"/>
          <table:table-cell table:style-name="ce10" office:value-type="string">
            <text:p>20 = "Mid sized cities (sonstige OZ/MZ (städtisch od. gemischt gepr.))"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10" office:value-type="string">
            <text:p>30 = "Small cities (sonstige MZ od. städtisch geprägte Gemeinden)"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10" office:value-type="string">
            <text:p>40 = "Rural communities (sonstige Gemeinden)"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table:style-name="ce11" office:value-type="string">
            <text:p>{11 = "Large centers and large cities ( &gt;= 500,000 inhabitants)"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table:style-name="ce11" office:value-type="string">
            <text:p>{12 = "Smaller centers and large cities (&lt; 500,000 inhabitants)"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{30 = 'Small cities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4">
          <table:table-cell/>
          <table:table-cell office:value-type="string">
            <text:p>psu_nr</text:p>
          </table:table-cell>
          <table:table-cell table:style-name="ce6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 table:number-rows-repeated="361">
          <table:table-cell table:number-columns-repeated="4"/>
          <table:table-cell table:style-name="ce1" table:number-columns-repeated="2"/>
          <table:table-cell table:number-columns-repeated="22"/>
          <table:table-cell table:style-name="ce12" table:number-columns-repeated="2"/>
          <table:table-cell table:number-columns-repeated="994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sehold data" table:style-name="ta8" table:print="false">
        <office:forms form:automatic-focus="false" form:apply-design-mode="false"/>
        <table:table-column table:style-name="co1" table:default-cell-style-name="ce51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3" table:number-columns-repeated="2" table:default-cell-style-name="ce53"/>
        <table:table-column table:style-name="co4" table:number-columns-repeated="1018" table:default-cell-style-name="ce51"/>
        <table:table-row table:style-name="ro21">
          <table:table-cell table:style-name="Default"/>
          <table:table-cell table:style-name="ce52"/>
          <table:table-cell table:style-name="ce55" office:value-type="string">
            <text:p>Wertelabels MiD Muc 2008 <text:s/></text:p>
          </table:table-cell>
          <table:table-cell table:style-name="ce61" office:value-type="string">
            <text:p>Household Dataset</text:p>
          </table:table-cell>
          <table:table-cell table:number-columns-repeated="1020"/>
        </table:table-row>
        <table:table-row table:style-name="ro1">
          <table:table-cell table:style-name="ce50"/>
          <table:table-cell table:number-columns-repeated="1023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3" office:value-type="string">
            <text:p>Variable Label</text:p>
          </table:table-cell>
          <table:table-cell table:style-name="ce3" office:value-type="string">
            <text:p>Data Label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sourceid</text:p>
          </table:table-cell>
          <table:table-cell office:value-type="string">
            <text:p>Household interview method</text:p>
          </table:table-cell>
          <table:table-cell office:value-type="string">
            <text:p>{1 = 'CATI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PI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CAW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_gew</text:p>
          </table:table-cell>
          <table:table-cell office:value-type="string">
            <text:p>Household weighting factor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1</text:p>
          </table:table-cell>
          <table:table-cell table:style-name="ce56" office:value-type="string">
            <text:p>Information on the type of household </text:p>
          </table:table-cell>
          <table:table-cell office:value-type="string">
            <text:p>{1 = 'alon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With a partner, children or other peopl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Not a private household (Residence etc.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1nr</text:p>
          </table:table-cell>
          <table:table-cell office:value-type="string">
            <text:p>Person number in the household: Person 1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2nr</text:p>
          </table:table-cell>
          <table:table-cell office:value-type="string">
            <text:p>Person number in the household: Person 2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3nr</text:p>
          </table:table-cell>
          <table:table-cell office:value-type="string">
            <text:p>Person number in the household: Person 3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4nr</text:p>
          </table:table-cell>
          <table:table-cell office:value-type="string">
            <text:p>Person number in the household: Person 4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5nr</text:p>
          </table:table-cell>
          <table:table-cell office:value-type="string">
            <text:p>Person number in the household: Person 5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6nr</text:p>
          </table:table-cell>
          <table:table-cell office:value-type="string">
            <text:p>Person number in the household: Person 6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7nr</text:p>
          </table:table-cell>
          <table:table-cell office:value-type="string">
            <text:p>Person number in the household: Person 7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8nr</text:p>
          </table:table-cell>
          <table:table-cell office:value-type="string">
            <text:p>Person number in the household: Person 8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1</text:p>
          </table:table-cell>
          <table:table-cell office:value-type="string">
            <text:p>Age of person 1 (Entry personal/household interview)</text:p>
          </table:table-cell>
          <table:table-cell office:value-type="string">
            <text:p>{994 = 'Implausible valu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2</text:p>
          </table:table-cell>
          <table:table-cell office:value-type="string">
            <text:p>Age of person 2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3</text:p>
          </table:table-cell>
          <table:table-cell office:value-type="string">
            <text:p>Age of person 3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4</text:p>
          </table:table-cell>
          <table:table-cell office:value-type="string">
            <text:p>Age of person 4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5</text:p>
          </table:table-cell>
          <table:table-cell office:value-type="string">
            <text:p>Age of person 5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6</text:p>
          </table:table-cell>
          <table:table-cell office:value-type="string">
            <text:p>Age of person 6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7</text:p>
          </table:table-cell>
          <table:table-cell office:value-type="string">
            <text:p>Age of person 7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7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alter8</text:p>
          </table:table-cell>
          <table:table-cell office:value-type="string">
            <text:p>Age of person 8 (Entry personal/household interview)</text:p>
          </table:table-cell>
          <table:table-cell office:value-type="string">
            <text:p>{9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208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1</text:p>
          </table:table-cell>
          <table:table-cell office:value-type="string">
            <text:p>Gender of person 1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2</text:p>
          </table:table-cell>
          <table:table-cell office:value-type="string">
            <text:p>Gender of person 2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3</text:p>
          </table:table-cell>
          <table:table-cell office:value-type="string">
            <text:p>Gender of person 3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4</text:p>
          </table:table-cell>
          <table:table-cell office:value-type="string">
            <text:p>Gender of person 4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5</text:p>
          </table:table-cell>
          <table:table-cell office:value-type="string">
            <text:p>Gender of person 5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6</text:p>
          </table:table-cell>
          <table:table-cell office:value-type="string">
            <text:p>Gender of person 6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7</text:p>
          </table:table-cell>
          <table:table-cell office:value-type="string">
            <text:p>Gender of person 7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sex8</text:p>
          </table:table-cell>
          <table:table-cell office:value-type="string">
            <text:p>Gender of person 8 (Entry personal/household interview)</text:p>
          </table:table-cell>
          <table:table-cell office:value-type="string">
            <text:p>{1 = '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1</text:p>
          </table:table-cell>
          <table:table-cell table:style-name="ce57" office:value-type="string">
            <text:p>Employment status of person 1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2</text:p>
          </table:table-cell>
          <table:table-cell table:style-name="ce57" office:value-type="string">
            <text:p>Employment status of person 2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3</text:p>
          </table:table-cell>
          <table:table-cell table:style-name="ce57" office:value-type="string">
            <text:p>Employment status of person 3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4</text:p>
          </table:table-cell>
          <table:table-cell table:style-name="ce57" office:value-type="string">
            <text:p>Employment status of person 4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5</text:p>
          </table:table-cell>
          <table:table-cell table:style-name="ce57" office:value-type="string">
            <text:p>Employment status of person 5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6</text:p>
          </table:table-cell>
          <table:table-cell table:style-name="ce57" office:value-type="string">
            <text:p>Employment status of person 6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7</text:p>
          </table:table-cell>
          <table:table-cell table:style-name="ce57" office:value-type="string">
            <text:p>Employment status of person 7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beru8</text:p>
          </table:table-cell>
          <table:table-cell table:style-name="ce57" office:value-type="string">
            <text:p>Employment status of person 8 (Entry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1</text:p>
          </table:table-cell>
          <table:table-cell office:value-type="string">
            <text:p>Category of employment person 1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2</text:p>
          </table:table-cell>
          <table:table-cell office:value-type="string">
            <text:p>Category of employment person 2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3</text:p>
          </table:table-cell>
          <table:table-cell office:value-type="string">
            <text:p>Category of employment person 3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4</text:p>
          </table:table-cell>
          <table:table-cell office:value-type="string">
            <text:p>Category of employment person 4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5</text:p>
          </table:table-cell>
          <table:table-cell office:value-type="string">
            <text:p>Category of employment person 5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6</text:p>
          </table:table-cell>
          <table:table-cell office:value-type="string">
            <text:p>Category of employment person 6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7</text:p>
          </table:table-cell>
          <table:table-cell office:value-type="string">
            <text:p>Category of employment person 7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_bkat8</text:p>
          </table:table-cell>
          <table:table-cell office:value-type="string">
            <text:p>Category of employment person 8 (personal/household interview)</text:p>
          </table:table-cell>
          <table:table-cell office:value-type="string">
            <text:p>{1 = 'Full tim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Part ti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Unemploy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Employed without specifying scope of work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1</text:p>
          </table:table-cell>
          <table:table-cell office:value-type="string">
            <text:p>Type of activity person 1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2</text:p>
          </table:table-cell>
          <table:table-cell office:value-type="string">
            <text:p>Type of activity person 2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3</text:p>
          </table:table-cell>
          <table:table-cell office:value-type="string">
            <text:p>Type of activity person 3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4</text:p>
          </table:table-cell>
          <table:table-cell office:value-type="string">
            <text:p>Type of activity person 4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5</text:p>
          </table:table-cell>
          <table:table-cell office:value-type="string">
            <text:p>Type of activity person 5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6</text:p>
          </table:table-cell>
          <table:table-cell office:value-type="string">
            <text:p>Type of activity person 6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7</text:p>
          </table:table-cell>
          <table:table-cell office:value-type="string">
            <text:p>Type of activity person 7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taet8</text:p>
          </table:table-cell>
          <table:table-cell office:value-type="string">
            <text:p>Type of activity person 8 (entry in personal/household interview)</text:p>
          </table:table-cell>
          <table:table-cell office:value-type="string">
            <text:p>{1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I am still employed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6 = 'impermissible multiple answers (PAPI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1 = 'Employed person with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2 = 'Employed person without information as to the ext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03 = 'Person without employment informatio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1</text:p>
          </table:table-cell>
          <table:table-cell office:value-type="string">
            <text:p>Employment person 1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2</text:p>
          </table:table-cell>
          <table:table-cell office:value-type="string">
            <text:p>Employment person 2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3</text:p>
          </table:table-cell>
          <table:table-cell office:value-type="string">
            <text:p>Employment person 3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4</text:p>
          </table:table-cell>
          <table:table-cell office:value-type="string">
            <text:p>Employment person 4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5</text:p>
          </table:table-cell>
          <table:table-cell office:value-type="string">
            <text:p>Employment person 5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6</text:p>
          </table:table-cell>
          <table:table-cell office:value-type="string">
            <text:p>Employment person 6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7</text:p>
          </table:table-cell>
          <table:table-cell office:value-type="string">
            <text:p>Employment person 7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besch8</text:p>
          </table:table-cell>
          <table:table-cell office:value-type="string">
            <text:p>Employment person 8 (entry in personal/household interview)</text:p>
          </table:table-cell>
          <table:table-cell office:value-type="string">
            <text:p>{1 = 'Employed full time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1</text:p>
          </table:table-cell>
          <table:table-cell office:value-type="string">
            <text:p>Drivers license person 1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2</text:p>
          </table:table-cell>
          <table:table-cell office:value-type="string">
            <text:p>Drivers license person 2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2 = 'No person 2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3</text:p>
          </table:table-cell>
          <table:table-cell office:value-type="string">
            <text:p>Drivers license person 3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3 = 'No person 3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4</text:p>
          </table:table-cell>
          <table:table-cell office:value-type="string">
            <text:p>Drivers license person 4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4 = 'No person 4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5</text:p>
          </table:table-cell>
          <table:table-cell office:value-type="string">
            <text:p>Drivers license person 5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5 = 'No person 5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6</text:p>
          </table:table-cell>
          <table:table-cell office:value-type="string">
            <text:p>Drivers license person 6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6 = 'No person 6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7</text:p>
          </table:table-cell>
          <table:table-cell office:value-type="string">
            <text:p>Drivers license person 7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2 = 'Person 7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7 = 'No person 7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ppkwfs8</text:p>
          </table:table-cell>
          <table:table-cell office:value-type="string">
            <text:p>Drivers license person 8 (entry in personal/household interview)</text:p>
          </table:table-cell>
          <table:table-cell office:value-type="string">
            <text:p>{1 = 'Y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No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3 = 'Person 8 was not asked in PAPI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08 = 'No person 8 in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table:style-name="ce54" office:value-type="string">
            <text:p>h04_1</text:p>
          </table:table-cell>
          <table:table-cell table:style-name="ce54" office:value-type="string">
            <text:p>Number of functioning bicycles</text:p>
          </table:table-cell>
          <table:table-cell table:style-name="ce54"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_2</text:p>
          </table:table-cell>
          <table:table-cell office:value-type="string">
            <text:p>Number of motorcycles, moped, scooters</text:p>
          </table:table-cell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table:style-name="ce54" office:value-type="string">
            <text:p>h04_3</text:p>
          </table:table-cell>
          <table:table-cell table:style-name="ce54" office:value-type="string">
            <text:p>Number of cars</text:p>
          </table:table-cell>
          <table:table-cell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1</text:p>
          </table:table-cell>
          <table:table-cell office:value-type="string">
            <text:p>Reason for lack of car: no car required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2</text:p>
          </table:table-cell>
          <table:table-cell office:value-type="string">
            <text:p>Reason for lack of car: consciously avoided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3</text:p>
          </table:table-cell>
          <table:table-cell office:value-type="string">
            <text:p>Reason for lack of car: too expensive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4</text:p>
          </table:table-cell>
          <table:table-cell office:value-type="string">
            <text:p>Reason for lack of car: health reasons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5</text:p>
          </table:table-cell>
          <table:table-cell office:value-type="string">
            <text:p>Reason for lack of car: age reasons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6</text:p>
          </table:table-cell>
          <table:table-cell office:value-type="string">
            <text:p>Reason for lack of car: other reasons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7</text:p>
          </table:table-cell>
          <table:table-cell office:value-type="string">
            <text:p>Reason for lack of car: entry refused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0_8</text:p>
          </table:table-cell>
          <table:table-cell office:value-type="string">
            <text:p>Reason for lack of car: unknown</text:p>
          </table:table-cell>
          <table:table-cell office:value-type="string">
            <text:p>{0 = 'Not select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grkpkw</text:p>
          </table:table-cell>
          <table:table-cell office:value-type="string">
            <text:p>Reason for not having a car: priorities</text:p>
          </table:table-cell>
          <table:table-cell office:value-type="string">
            <text:p>{1 = 'Too expensiv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Health or age reasons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No car require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Conciously avoid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Other reaso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4 = 'Household with at least one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506 = 'Household with no information about the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07 = 'Household without a car and no reason give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table:style-name="ce54" office:value-type="string">
            <text:p>hheink</text:p>
          </table:table-cell>
          <table:table-cell table:style-name="ce54" office:value-type="string">
            <text:p>Approximate monthly household income</text:p>
          </table:table-cell>
          <table:table-cell table:style-name="ce54" office:value-type="string">
            <text:p>{1 = 'Less than 5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2 = '500 Euro to less than 9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3 = '900 Euro to less than 1,5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4 = '1,500 Euro to less than 2,000 Euro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5 = '2,000 Euro to less than 2,6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6 = '2,600 Euro to less than 3,0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7 = '3,000 Euro to less than 3,600 Euro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8 = '3,600 Euro to less than 4,0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9 = '4,000 Euro to less than 4,6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10 = '4,600 Euro to less than 5,0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11 = '5,000 Euro to less than 5,6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12 = '5,600 Euro to less than 6,0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4" office:value-type="string">
            <text:p>{13 = '6,000 Euro to less than 6,600 Euro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14 = '6,600 Euro to 7,000 Euro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15 = 'More than 7,000 Euro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7 = 'Entry refuse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8 = '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9 = 'No entry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Low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Middl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High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Very high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Single paren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1 = 'Not a private househol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klasse_h</text:p>
          </table:table-cell>
          <table:table-cell office:value-type="string">
            <text:p>Highest type class of car in the household</text:p>
          </table:table-cell>
          <table:table-cell office:value-type="string">
            <text:p>{1 = 'Small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Middle clas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Luxury class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1" office:value-type="string">
            <text:p>{501 = 'Household without a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1" office:value-type="string">
            <text:p>{505 = 'Household with car but no type class informatio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table:style-name="ce51" office:value-type="string">
            <text:p>{506 = 'Household without information concerning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status_h</text:p>
          </table:table-cell>
          <table:table-cell office:value-type="string">
            <text:p>Highest status of car in the household</text:p>
          </table:table-cell>
          <table:table-cell office:value-type="string">
            <text:p>{1 = 'Simp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Middle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High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1" office:value-type="string">
            <text:p>{501 = 'Household without a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1" office:value-type="string">
            <text:p>{505 = 'Household with car but no status informatio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5">
          <table:table-cell table:number-columns-repeated="3"/>
          <table:table-cell table:style-name="ce51" office:value-type="string">
            <text:p>{506 = 'Household without information concerning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20">
          <table:table-cell/>
          <table:table-cell table:style-name="ce54" office:value-type="string">
            <text:p>fahrlj_h</text:p>
          </table:table-cell>
          <table:table-cell table:style-name="ce58" office:value-type="string">
            <text:p>Kilometers traveled by the household (km/year)</text:p>
          </table:table-cell>
          <table:table-cell table:style-name="ce54" office:value-type="string">
            <text:p>{999995 = 'Value cannot be calculate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20">
          <table:table-cell table:number-columns-repeated="3"/>
          <table:table-cell table:style-name="ce62" office:value-type="string">
            <text:p>{5000501 = 'Household without a car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9">
          <table:table-cell table:number-columns-repeated="3"/>
          <table:table-cell table:style-name="ce62" office:value-type="string">
            <text:p>{5000505 = 'Household with car but no status informatio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24">
          <table:table-cell table:number-columns-repeated="3"/>
          <table:table-cell table:style-name="ce62" office:value-type="string">
            <text:p>{5000506 = 'Household without information concerning number of cars in the househol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table:style-name="ce54" office:value-type="string">
            <text:p>co2tag_h</text:p>
          </table:table-cell>
          <table:table-cell table:style-name="ce54" office:value-type="string">
            <text:p>CO2-Emissions of the household on the reporting day [kg]</text:p>
          </table:table-cell>
          <table:table-cell table:style-name="ce54" office:value-type="string">
            <text:p>{995 = 'Value cannot be calculated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Hamburg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Niedersachsen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Breme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Nordrhein-Westfale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Hesse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Rheinland-Pfalz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Baden-Württemberg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54" office:value-type="string">
            <text:p>{9 = 'Bayer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 = 'Saarland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Berli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Brandenburg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3 = 'Mecklenburg-Vorpommer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Sachsen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5 = 'Sachsen-Anhal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6 = 'Thüringen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estost</text:p>
          </table:table-cell>
          <table:table-cell table:style-name="ce59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East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olgk</text:p>
          </table:table-cell>
          <table:table-cell table:style-name="ce59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20,000 to less than 50,000 inhabitants'} 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500,000 or more inhabitants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rtyp</text:p>
          </table:table-cell>
          <table:table-cell table:style-name="ce57" office:value-type="string">
            <text:p>BBSR Basic region type</text:p>
          </table:table-cell>
          <table:table-cell table:style-name="ce63" office:value-type="string" table:number-columns-spanned="1" table:number-rows-spanned="3">
            <text:p>{1, Agglomeration area, 2, Urbanized area, 3, Rural area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rtypd7</text:p>
          </table:table-cell>
          <table:table-cell table:style-name="ce57" office:value-type="string">
            <text:p>BBSR Differentiated region type</text:p>
          </table:table-cell>
          <table:table-cell table:style-name="ce64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ktyp</text:p>
          </table:table-cell>
          <table:table-cell table:style-name="ce57" office:value-type="string">
            <text:p>BBSR County type</text:p>
          </table:table-cell>
          <table:table-cell table:style-name="ce63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9"/>
          <table:covered-table-cell table:style-name="ce59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Medium density counti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Rural counties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66" office:value-type="string">
            <text:p>{10 = "Core and large cities (kreisf. Städte u. Oberz. &gt;=100.000 E.)"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66" office:value-type="string">
            <text:p>20 = "Mid sized cities (sonstige OZ/MZ (städtisch od. gemischt gepr.))"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66" office:value-type="string">
            <text:p>30 = "Small cities (sonstige MZ od. städtisch geprägte Gemeinden)"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66" office:value-type="string">
            <text:p>40 = "Rural communities (sonstige Gemeinden)"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table:style-name="ce67" office:value-type="string">
            <text:p>{11 = "Large centers and large cities ( &gt;= 500,000 inhabitants)"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67" office:value-type="string">
            <text:p>{12 = "Smaller centers and large cities (&lt; 500,000 inhabitants)"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0 = 'Small cities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su_nr</text:p>
          </table:table-cell>
          <table:table-cell table:style-name="ce60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 table:number-rows-repeated="806">
          <table:table-cell table:number-columns-repeated="4"/>
          <table:table-cell table:style-name="ce51" table:number-columns-repeated="2"/>
          <table:table-cell table:number-columns-repeated="7"/>
          <table:table-cell table:style-name="ce68" table:number-columns-repeated="2"/>
          <table:table-cell table:number-columns-repeated="1009"/>
        </table:table-row>
        <table:table-row table:style-name="ro1" table:number-rows-repeated="1047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 data" table:style-name="ta9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1"/>
        <table:table-row table:style-name="ro1">
          <table:table-cell office:value-type="string">
            <text:p>Wertelabels MiD Muc 2008 Household Dataset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22">
          <table:table-cell/>
          <table:table-cell table:style-name="ce3" office:value-type="string">
            <text:p>Name</text:p>
          </table:table-cell>
          <table:table-cell table:style-name="ce3" office:value-type="string">
            <text:p>Variable Label</text:p>
          </table:table-cell>
          <table:table-cell table:style-name="ce3" office:value-type="string">
            <text:p>Data Label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Person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_gew</text:p>
          </table:table-cell>
          <table:table-cell office:value-type="string">
            <text:p>Personal weighting factor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int_typ9</text:p>
          </table:table-cell>
          <table:table-cell office:value-type="string">
            <text:p>Form of the personal/trip interview (9 types)</text:p>
          </table:table-cell>
          <table:table-cell table:style-name="ce1" office:value-type="string">
            <text:p>1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Adult &gt; 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6 = 'Adult &gt; 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7 = 'Child 10-13 years (individual) without trip protocol (Reporting period &lt;= 3 Tage/ Ausl.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 = 'Adult &gt; 13 years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Child 10-13 J. (individaul) without trip protocol (Reporting period &gt; 3 days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1_1</text:p>
          </table:table-cell>
          <table:table-cell table:style-name="ce5" office:value-type="string">
            <text:p>How often is the car available for use?</text:p>
          </table:table-cell>
          <table:table-cell table:style-name="ce16" office:value-type="string">
            <text:p>{1 = 'Anytime' 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Occasionall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3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I do not have a drivers license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 = 'Adult (individual) &lt; 17 years not asked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2</text:p>
          </table:table-cell>
          <table:table-cell table:style-name="ce4" office:value-type="string">
            <text:p>Do you currently own a useable bicycle?</text:p>
          </table:table-cell>
          <table:table-cell table:style-name="ce16" office:value-type="string">
            <text:p>{1 = 'Y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No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21</text:p>
          </table:table-cell>
          <table:table-cell office:value-type="string">
            <text:p>How often do you wear a helmet when riding your bicycle?</text:p>
          </table:table-cell>
          <table:table-cell table:style-name="ce1" office:value-type="string">
            <text:p>1 = '(almost) alway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sometim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I don't ride a bicyc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1 = 'Person without a bicycle (incl. Entry refused/ unknown)' ;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20">
          <table:table-cell/>
          <table:table-cell table:style-name="ce65" office:value-type="string">
            <text:p>p033</text:p>
          </table:table-cell>
          <table:table-cell table:style-name="ce65" office:value-type="string">
            <text:p>Frequency of bicycle use</text:p>
          </table:table-cell>
          <table:table-cell table:style-name="ce1" office:value-type="string">
            <text:p>1 = 'daily or almost dail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1-3 days per week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-3 days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less than once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never or almost 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I don't have a bicyc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31</text:p>
          </table:table-cell>
          <table:table-cell office:value-type="string">
            <text:p>Frequency of car use</text:p>
          </table:table-cell>
          <table:table-cell table:style-name="ce1" office:value-type="string">
            <text:p>1 = 'daily or almost dail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1-3 days per week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-3 days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less than once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never or almost 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32</text:p>
          </table:table-cell>
          <table:table-cell office:value-type="string">
            <text:p>Frequency of bus or local trains in the area</text:p>
          </table:table-cell>
          <table:table-cell table:style-name="ce1" office:value-type="string">
            <text:p>1 = 'daily or almost dail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1-3 days per week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-3 days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less than once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never or almost 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34</text:p>
          </table:table-cell>
          <table:table-cell office:value-type="string">
            <text:p>Frequency of use of long distance trains (more than 100 km)</text:p>
          </table:table-cell>
          <table:table-cell table:style-name="ce1" office:value-type="string">
            <text:p>1 = 'daily or almost dail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1-3 days per week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-3 days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less than once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never or almost 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35</text:p>
          </table:table-cell>
          <table:table-cell office:value-type="string">
            <text:p>Frequency of airplane use</text:p>
          </table:table-cell>
          <table:table-cell table:style-name="ce1" office:value-type="string">
            <text:p>1 = 'at least once per month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at least every 2 or 3 month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at least once per 3 to 6 month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at least once every 6 to 12 month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seldom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nev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9">
          <table:table-cell/>
          <table:table-cell table:style-name="ce65" office:value-type="string">
            <text:p>p052</text:p>
          </table:table-cell>
          <table:table-cell table:style-name="ce65" office:value-type="string">
            <text:p>Distance from home to the nearest bus station</text:p>
          </table:table-cell>
          <table:table-cell table:style-name="ce16" office:value-type="string">
            <text:p>{1 = 'Less than 1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100 to less than 2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200 to less than 4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400 meters to less than a kilometer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1 to less than 2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2 to less than 5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5 to less than <text:s/>10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More than 10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9">
          <table:table-cell/>
          <table:table-cell table:style-name="ce65" office:value-type="string">
            <text:p>p054</text:p>
          </table:table-cell>
          <table:table-cell table:style-name="ce65" office:value-type="string">
            <text:p>Distance from home to the nearest train station</text:p>
          </table:table-cell>
          <table:table-cell table:style-name="ce16" office:value-type="string">
            <text:p>{1 = 'Less than 1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100 to less than 2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200 to less than 400 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400 meters to less than a kilometer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1 to less than 2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2 to less than 5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5 to less than <text:s/>10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More than 10 kilometer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sex</text:p>
          </table:table-cell>
          <table:table-cell office:value-type="string">
            <text:p>Gender (missing data supplemented from household interview)</text:p>
          </table:table-cell>
          <table:table-cell office:value-type="string">
            <text:p>{1 = 'Mal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Femal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alter</text:p>
          </table:table-cell>
          <table:table-cell office:value-type="string">
            <text:p>Age (missing data supplemented from household interview)</text:p>
          </table:table-cell>
          <table:table-cell office:value-type="string">
            <text:p>{994 = 'Implausible valu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hp_altg1</text:p>
          </table:table-cell>
          <table:table-cell office:value-type="string">
            <text:p>Age group (variable 1)</text:p>
          </table:table-cell>
          <table:table-cell table:style-name="ce1" office:value-type="string">
            <text:p>1 = '0 - 5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6 - 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0 - 13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14 - 17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18 - 24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25 - 44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 = '45 - 5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 = '60 - 64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65 and old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hp_altg2</text:p>
          </table:table-cell>
          <table:table-cell office:value-type="string">
            <text:p>Age group (variable 2)</text:p>
          </table:table-cell>
          <table:table-cell table:style-name="ce1" office:value-type="string">
            <text:p>1 = '0 - 9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10 - 1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20 - 2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30 - 3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40 - 4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50 - 5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 = '60 - 6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 = '70 - 7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80 and old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hp_altg3</text:p>
          </table:table-cell>
          <table:table-cell office:value-type="string">
            <text:p>Age group (variable 3)</text:p>
          </table:table-cell>
          <table:table-cell table:style-name="ce1" office:value-type="string">
            <text:p>1 = '0 - 4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5 - 10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11 - 13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14 - 17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18 - 2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30 - 3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 = '40 - 4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 = '50 - 59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60 - 64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 = '65 - 74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 = '75 and old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beruf</text:p>
          </table:table-cell>
          <table:table-cell table:style-name="ce5" office:value-type="string">
            <text:p>Are you currently employed? (Entry from personal/household interview)</text:p>
          </table:table-cell>
          <table:table-cell table:style-name="ce16" office:value-type="string">
            <text:p>{1 = 'Y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No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bkat</text:p>
          </table:table-cell>
          <table:table-cell office:value-type="string">
            <text:p>Type/extent of employment (entries from personal/household interview)</text:p>
          </table:table-cell>
          <table:table-cell office:value-type="string">
            <text:p>{1 = 'Employed full time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Employed without indication of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taet</text:p>
          </table:table-cell>
          <table:table-cell office:value-type="string">
            <text:p>Type of activity (entry from personal/household interview)</text:p>
          </table:table-cell>
          <table:table-cell office:value-type="string">
            <text:p>{1 = 'Child cared for at hom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Pupil (including preschool)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University stude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Currently unemploy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8 = 'Homemak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 = 'Retire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1 = 'Oth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2 = '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/>
          <table:table-cell office:value-type="string">
            <text:p>hp_besch</text:p>
          </table:table-cell>
          <table:table-cell office:value-type="string">
            <text:p>Activity (including differentiated employment status, entries from personal/household interviews)</text:p>
          </table:table-cell>
          <table:table-cell office:value-type="string">
            <text:p>{1 = 'Employed full time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14a</text:p>
          </table:table-cell>
          <table:table-cell office:value-type="string">
            <text:p>Highest level of education</text:p>
          </table:table-cell>
          <table:table-cell table:style-name="ce16" office:value-type="string">
            <text:p>{1 = 'School with no leaving certificat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Volks or Hauptschule/POS 8th grad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Mittlere Reife, Realschulabschluss/POS 10th grad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Fachhochschulreife, Training with graduatio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5 = 'Hochschulreife | Graduation exam | EOS Grade 12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Other graduatio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I am still in schoo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14b</text:p>
          </table:table-cell>
          <table:table-cell office:value-type="string">
            <text:p>School currently attended</text:p>
          </table:table-cell>
          <table:table-cell table:style-name="ce1" office:value-type="string">
            <text:p>8 = 'Nursery | Day care | Kindergarte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Preschool | Elementar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 = 'Hauptschu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 = 'Realschu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2 = 'Gymnasium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3 = 'Gesamtschu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4 = 'Other school or institu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5 = 'Child not attending scho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6 = 'Adult &gt;13 years (individual) without trip protocol (Reporting period &lt;= 3 days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days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4.1</text:p>
          </table:table-cell>
          <table:table-cell office:value-type="string">
            <text:p>Technical college or University graduation</text:p>
          </table:table-cell>
          <table:table-cell table:style-name="ce1" office:value-type="string">
            <text:p>1 = 'Y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No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1 = 'Without junior high/ grade 10, university entrance/ School leaving exam/ grade 12' ;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6_1</text:p>
          </table:table-cell>
          <table:table-cell office:value-type="string">
            <text:p>How are your work hours normally organized</text:p>
          </table:table-cell>
          <table:table-cell table:style-name="ce1" office:value-type="string">
            <text:p>1 = 'Flexible working hou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Set work hours without flexible tim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Shift work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Variab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Oth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9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411_3</text:p>
          </table:table-cell>
          <table:table-cell office:value-type="string">
            <text:p>Accessibility of school by foot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1 = '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1 = 'Unemployed under 18 years, not a Pupi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2 = 'Unemployed over 18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5 = 'Person over 18 years without employment information, not a Pupil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1_4</text:p>
          </table:table-cell>
          <table:table-cell office:value-type="string">
            <text:p>Accessibility of shops |businesses (daily shopping) by foot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2_1</text:p>
          </table:table-cell>
          <table:table-cell office:value-type="string">
            <text:p>Accessibility of workplace by bicycle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2 = 'Employed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2_2</text:p>
          </table:table-cell>
          <table:table-cell office:value-type="string">
            <text:p>Accessibility of apprenticeship location by bicycle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5 = 'Employed but not an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412_3</text:p>
          </table:table-cell>
          <table:table-cell office:value-type="string">
            <text:p>Accessibility of school by bicycle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1 = '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1 = 'Unemployed under 18 years, not a Pupi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2 = 'Unemployed over 18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5 = 'Person over 18 years without employment information, not a Pupil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2_4</text:p>
          </table:table-cell>
          <table:table-cell office:value-type="string">
            <text:p>Accessibility of shops |businesses (daily shopping) by bicycle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9">
          <table:table-cell/>
          <table:table-cell table:style-name="ce65" office:value-type="string">
            <text:p>p0413_1</text:p>
          </table:table-cell>
          <table:table-cell table:style-name="ce65" office:value-type="string">
            <text:p>Accessibility of workplace by public transportation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2 = 'Employed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3_2</text:p>
          </table:table-cell>
          <table:table-cell office:value-type="string">
            <text:p>Accessibility of apprenticeship location by public transportation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5 = 'Employed but not an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3_3</text:p>
          </table:table-cell>
          <table:table-cell office:value-type="string">
            <text:p>Accessibility of school by public transportation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1 = '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1 = 'Unemployed under 18 years, not a Pupi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2 = 'Unemployed over 18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5 = 'Person over 18 years without employment information, not a Pupil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/>
          <table:table-cell office:value-type="string">
            <text:p>p0413_4</text:p>
          </table:table-cell>
          <table:table-cell office:value-type="string">
            <text:p>Accessibility of shops |businesses (daily shopping) by public transportation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3</text:p>
          </table:table-cell>
          <table:table-cell office:value-type="string">
            <text:p>Accessiblity of destinations with public transportation</text:p>
          </table:table-cell>
          <table:table-cell table:style-name="ce1" office:value-type="string">
            <text:p>0 = 'None of the destination categories have a good or very good accessi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 = 'At least one of the destination categories has a good or very good accessi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At least two of the destination categories has a good or very good accessi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414_1</text:p>
          </table:table-cell>
          <table:table-cell office:value-type="string">
            <text:p>Accessibility of workplace by car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2 = 'Employed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3 = 'Employed under 17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4_2</text:p>
          </table:table-cell>
          <table:table-cell office:value-type="string">
            <text:p>Accessibility of apprenticeship location by car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4 = 'Employed apprentice under 17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5 = 'Employed but not an apprent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6 = 'Employed without information as to the exten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Un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414_3</text:p>
          </table:table-cell>
          <table:table-cell office:value-type="string">
            <text:p>Accessibility of school by car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1 = '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8 = 'Unemployed under 17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9 = 'Unemployed, 17 years, not a Pupi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0 = 'Unemployed 17 years, without school status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2 = 'Unemployed over 18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3 = 'Unemployed without age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5 = 'Person over 18 years without employment information, not a Pupil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414_4</text:p>
          </table:table-cell>
          <table:table-cell office:value-type="string">
            <text:p>Accessibility of shops |businesses (daily shopping) by car</text:p>
          </table:table-cell>
          <table:table-cell table:style-name="ce16" office:value-type="string">
            <text:p>{1 = 'Very 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Goo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atisfacto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Very po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6 = '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 = 'Adult (individual) &lt; 17 years' ;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70</text:p>
          </table:table-cell>
          <table:table-cell table:style-name="ce4" office:value-type="string">
            <text:p>Predominantly used public transport ticket</text:p>
          </table:table-cell>
          <table:table-cell table:style-name="ce17" office:value-type="string">
            <text:p>{1 = 'One way ticket, Day pass, short trip ticke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Multi-trip ticket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3 = 'Weekly pass, Monthly pass without subscriptio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Monthly pass by subscription, Yearly pass'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Job ticket, Semester ticke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Oth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96 = 'Never use public transpor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/>
          <table:table-cell office:value-type="string">
            <text:p>p070_a</text:p>
          </table:table-cell>
          <table:table-cell table:style-name="ce5" office:value-type="string">
            <text:p>Predominantly used public transport ticket (with differentiated monthly ticket)</text:p>
          </table:table-cell>
          <table:table-cell table:style-name="ce17" office:value-type="string">
            <text:p>{1 = 'One way ticket, Day pass, short trip ticke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Multi-trip ticket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3 = 'Weekly pass, Monthly pass without subscriptio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Monthly pass by subscription, Yearly pass'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Job ticket, Semester ticke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Oth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1 = 'Pupil monthly pas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 = 'Semester ticket, Student pas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96 = 'Never use public transpor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0</text:p>
          </table:table-cell>
          <table:table-cell table:style-name="ce5" office:value-type="string">
            <text:p>Overnight trips made in the last three months</text:p>
          </table:table-cell>
          <table:table-cell table:style-name="ce17" office:value-type="string">
            <text:p>{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6</text:p>
          </table:table-cell>
          <table:table-cell table:style-name="ce5" office:value-type="string">
            <text:p>Do you have a drivers license?</text:p>
          </table:table-cell>
          <table:table-cell table:style-name="ce16" office:value-type="string">
            <text:p>{1 = 'Y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No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1</text:p>
          </table:table-cell>
          <table:table-cell table:style-name="ce5" office:value-type="string">
            <text:p>Drivers license for a moped | scooter 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61_2</text:p>
          </table:table-cell>
          <table:table-cell table:style-name="ce5" office:value-type="string">
            <text:p>Drivers license for a motorcycle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3</text:p>
          </table:table-cell>
          <table:table-cell table:style-name="ce5" office:value-type="string">
            <text:p>Drivers license for a car/station wago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p_pkwfs</text:p>
          </table:table-cell>
          <table:table-cell office:value-type="string">
            <text:p>Car drivers license (from p061_3 entry in the household interview)</text:p>
          </table:table-cell>
          <table:table-cell table:style-name="ce16" office:value-type="string">
            <text:p>{1 = 'Y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No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9 = 'No entr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61_4</text:p>
          </table:table-cell>
          <table:table-cell office:value-type="string">
            <text:p>Drivers license: Truck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61_5</text:p>
          </table:table-cell>
          <table:table-cell office:value-type="string">
            <text:p>Drivers license: Entry refused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61_6</text:p>
          </table:table-cell>
          <table:table-cell office:value-type="string">
            <text:p>Drivers license: Unknown 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1j</text:p>
          </table:table-cell>
          <table:table-cell table:style-name="ce5" office:value-type="string">
            <text:p>Year of the license acquisition: moped | scooter</text:p>
          </table:table-cell>
          <table:table-cell table:style-name="ce16" office:value-type="string">
            <text:p>{9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2 = 'Person without a drivers licens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4 = 'Person without a moped or scooter license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2j</text:p>
          </table:table-cell>
          <table:table-cell table:style-name="ce5" office:value-type="string">
            <text:p>Year of the license acquisition: motorcycle</text:p>
          </table:table-cell>
          <table:table-cell table:style-name="ce16" office:value-type="string">
            <text:p>{9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2 = 'Person without a drivers licens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5 = 'Person without motorcycle license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3j</text:p>
          </table:table-cell>
          <table:table-cell table:style-name="ce5" office:value-type="string">
            <text:p>Year of the license acquisition: car | station wagen</text:p>
          </table:table-cell>
          <table:table-cell table:style-name="ce16" office:value-type="string">
            <text:p>{9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2 = 'Person without a drivers licens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6 = 'Person without car or station wagen drivers license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61_4j</text:p>
          </table:table-cell>
          <table:table-cell table:style-name="ce5" office:value-type="string">
            <text:p>Year of the license acquisition: truck</text:p>
          </table:table-cell>
          <table:table-cell table:style-name="ce16" office:value-type="string">
            <text:p>{9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2 = 'Person without a drivers licens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3 = 'Person without drivers license informa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0407 = 'Person without truck drivers license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19.1_1</text:p>
          </table:table-cell>
          <table:table-cell table:style-name="ce6" office:value-type="string">
            <text:p>Personally available: Cell phone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9.1_2</text:p>
          </table:table-cell>
          <table:table-cell table:style-name="ce6" office:value-type="string">
            <text:p>Personally available: Computer with internet at home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9.1_3</text:p>
          </table:table-cell>
          <table:table-cell table:style-name="ce6" office:value-type="string">
            <text:p>Personally available: Navigation device (mobile or fixed)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19.1_4</text:p>
          </table:table-cell>
          <table:table-cell table:style-name="ce6" office:value-type="string">
            <text:p>Personally available: None of the following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19.1_5</text:p>
          </table:table-cell>
          <table:table-cell table:style-name="ce6" office:value-type="string">
            <text:p>Personally available: Entry refused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19.1_6</text:p>
          </table:table-cell>
          <table:table-cell table:style-name="ce6" office:value-type="string">
            <text:p>Personally available: Unknow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91_1</text:p>
          </table:table-cell>
          <table:table-cell office:value-type="string">
            <text:p>Health Restriction: walking difficulties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91_2</text:p>
          </table:table-cell>
          <table:table-cell office:value-type="string">
            <text:p>Health Restriction: seeing difficulties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91_3</text:p>
          </table:table-cell>
          <table:table-cell office:value-type="string">
            <text:p>Health Restriction: other restrictio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91_4</text:p>
          </table:table-cell>
          <table:table-cell office:value-type="string">
            <text:p>Health Restriction: no bodily disability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91_5</text:p>
          </table:table-cell>
          <table:table-cell office:value-type="string">
            <text:p>Health Restriction: entry refused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p091_6</text:p>
          </table:table-cell>
          <table:table-cell office:value-type="string">
            <text:p>Health Restriction: unknow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gesein</text:p>
          </table:table-cell>
          <table:table-cell office:value-type="string">
            <text:p>Health Restriction: yes, no</text:p>
          </table:table-cell>
          <table:table-cell table:style-name="ce1" office:value-type="string">
            <text:p>1 = 'Person with health limit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Person without health limit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Entry refused, 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92</text:p>
          </table:table-cell>
          <table:table-cell office:value-type="string">
            <text:p>Mobility restrictions by health restrictions?</text:p>
          </table:table-cell>
          <table:table-cell table:style-name="ce17" office:value-type="string">
            <text:p>1 = 'Y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No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01 = 'Person without health restrictio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08</text:p>
          </table:table-cell>
          <table:table-cell office:value-type="string">
            <text:p>Length of time living in current city or quadrant</text:p>
          </table:table-cell>
          <table:table-cell table:style-name="ce1" office:value-type="string">
            <text:p>0 = 'for less than half a yea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 = 'for half a year to one yea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for one to two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for two to five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for five or more yea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3</text:p>
          </table:table-cell>
          <table:table-cell table:style-name="ce5" office:value-type="string">
            <text:p>How was the weather on the reporting day?</text:p>
          </table:table-cell>
          <table:table-cell table:style-name="ce16" office:value-type="string">
            <text:p>{1 = 'Sunn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2 = 'Light cloud, pleasa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Heavy cloud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Rainy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Snow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4</text:p>
          </table:table-cell>
          <table:table-cell table:style-name="ce6" office:value-type="string">
            <text:p>Is your car available for private trips?</text:p>
          </table:table-cell>
          <table:table-cell table:style-name="ce16" office:value-type="string">
            <text:p>{1 = 'Yes, always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Yes, some of the tim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No, not at al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1</text:p>
          </table:table-cell>
          <table:table-cell office:value-type="string">
            <text:p>Was the reporting day a normal day for you?</text:p>
          </table:table-cell>
          <table:table-cell table:style-name="ce16" office:value-type="string">
            <text:p>{1 = 'Yes, it was a normal week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No, it was not a normal weekda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2_1</text:p>
          </table:table-cell>
          <table:table-cell office:value-type="string">
            <text:p>Reporting day not normal: vacation inside Germany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2_2</text:p>
          </table:table-cell>
          <table:table-cell office:value-type="string">
            <text:p>Reporting day not normal: vacation outside Germany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02_3</text:p>
          </table:table-cell>
          <table:table-cell office:value-type="string">
            <text:p>Reporting day not normal: illness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2_4</text:p>
          </table:table-cell>
          <table:table-cell office:value-type="string">
            <text:p>Reporting day not normal: did not leave the house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2_5</text:p>
          </table:table-cell>
          <table:table-cell office:value-type="string">
            <text:p>Reporting day not normal: other reaso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02_6</text:p>
          </table:table-cell>
          <table:table-cell office:value-type="string">
            <text:p>Reporting day not normal: entry refused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02_7</text:p>
          </table:table-cell>
          <table:table-cell office:value-type="string">
            <text:p>Reporting day not normal: unknown 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mobil</text:p>
          </table:table-cell>
          <table:table-cell office:value-type="string">
            <text:p>Mobility of reporting day</text:p>
          </table:table-cell>
          <table:table-cell table:style-name="ce1" office:value-type="string">
            <text:p>0 = 'Not mobi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 = 'Mobil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rbw0</text:p>
          </table:table-cell>
          <table:table-cell table:style-name="ce4" office:value-type="string">
            <text:p>Regular work trip on reporting day (commuting)</text:p>
          </table:table-cell>
          <table:table-cell table:style-name="ce17" office:value-type="string">
            <text:p>1 = 'Y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No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rbw1</text:p>
          </table:table-cell>
          <table:table-cell table:style-name="ce4" office:value-type="string">
            <text:p>Area of employment</text:p>
          </table:table-cell>
          <table:table-cell table:style-name="ce16" office:value-type="string">
            <text:p>1 = 'Agriculture, forestry and fishing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2 = 'Mining and quarrying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3 = 'Manufacturing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4 = 'Energ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5 = 'Water supply, sewage, waste disposal, etc.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6 = 'Constructio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7 = 'Trade, repair of motor vehicl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8 = 'Transport and storag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9 = 'Hospita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 = 'Information und Communic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11 = 'Financial and insurance servic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12 = 'Real estat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13 = 'Freelance workers, Scientific and technical service providers"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14 = 'Other business servic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15 = 'Public administration and defens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6 = 'Education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17 = 'Health and Welfar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18 = 'Arts, Entertainment and Recre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19 = 'Other servic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83" office:value-type="string">
            <text:p>20 = 'private household member, Manuf Goods / Serv. f. priv need 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21 = 'Extra-territorial organization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2 = 'Other secto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97 = 'Entry Refus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98 = 'Unknow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4 = 'Employed without regular commute trip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rbw02</text:p>
          </table:table-cell>
          <table:table-cell table:style-name="ce4" office:value-type="string">
            <text:p>Main purpose of regular work trip on reporting day</text:p>
          </table:table-cell>
          <table:table-cell table:style-name="ce16" office:value-type="string">
            <text:p>{1 = 'Visit / tour / meeting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Customer service / transaction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ocial service / assistanc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Transport / pickup / delivery of good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Passenger transpor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Other purpos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4 = 'Employed without regular commute trip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rbw03</text:p>
          </table:table-cell>
          <table:table-cell table:style-name="ce4" office:value-type="string">
            <text:p>Kilometers travelling on regular work trip on reporting day</text:p>
          </table:table-cell>
          <table:table-cell table:style-name="ce17" office:value-type="string">
            <text:p>{999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999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0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0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0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0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0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0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0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0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0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0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0704 = 'Employed without regular commute trip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rbw04</text:p>
          </table:table-cell>
          <table:table-cell table:style-name="ce4" office:value-type="string">
            <text:p>Number of regular work trips on reporting day</text:p>
          </table:table-cell>
          <table:table-cell table:style-name="ce17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4 = 'Employed without regular commute trip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rbw05</text:p>
          </table:table-cell>
          <table:table-cell table:style-name="ce4" office:value-type="string">
            <text:p>Mode of transportation used for regular work trip on reporting day</text:p>
          </table:table-cell>
          <table:table-cell table:style-name="ce16" office:value-type="string">
            <text:p>{1 = 'Walking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2 = 'Bicycl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3 = 'Scooter, mop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4 = 'Motorcycl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5 = 'Private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6 = 'Commercial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7 = 'Truck up to 3.5 t carrying capacity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8 = 'Truck with over 3.5 t carrying capacity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 = 'tracto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10 = 'Small bus with maximum 9 seats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11 = 'Bus with more than 9 seat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7" office:value-type="string">
            <text:p>{12 = 'Train (tram, S-bahn etc.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13 = 'Airplan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4 = 'Boat, ship, ferr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5 = 'Other mod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07 = 'not employ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14 = 'Person without employment information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1 = 'Employed without trips in German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2 = 'Employed without information concerning out-of-house activities or trip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3 = 'Employed without out-of-house activitie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04 = 'Employed without regular commute trip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w12</text:p>
          </table:table-cell>
          <table:table-cell table:style-name="ce5" office:value-type="string">
            <text:p>Number of extra trips on reporting day</text:p>
          </table:table-cell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09 = 'Person with less than 12 reported trip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wege1</text:p>
          </table:table-cell>
          <table:table-cell office:value-type="string">
            <text:p>Reported trips (from trip survey)</text:p>
          </table:table-cell>
          <table:table-cell table:style-name="ce1" office:value-type="string">
            <text:p>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wege2</text:p>
          </table:table-cell>
          <table:table-cell office:value-type="string">
            <text:p>Reported and 'extra private' trips (wege1 and w12)</text:p>
          </table:table-cell>
          <table:table-cell table:style-name="ce1" office:value-type="string">
            <text:p>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wege3</text:p>
          </table:table-cell>
          <table:table-cell office:value-type="string">
            <text:p>Total trips incl. Extra trips and regular work trips (wege2 + rbw04)</text:p>
          </table:table-cell>
          <table:table-cell table:style-name="ce1" office:value-type="string">
            <text:p>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anzkm</text:p>
          </table:table-cell>
          <table:table-cell office:value-type="string">
            <text:p>Day distance [km] (sum wegkm_k)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anzmin</text:p>
          </table:table-cell>
          <table:table-cell office:value-type="string">
            <text:p>Travel time [min] (sum wegmin_k)</text:p>
          </table:table-cell>
          <table:table-cell office:value-type="string">
            <text:p>{9995 = 'Value cannot be calculat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0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9" office:value-type="string">
            <text:p>30301 = 'Cannot be determined from regular work trips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ergrup</text:p>
          </table:table-cell>
          <table:table-cell table:style-name="ce4" office:value-type="string">
            <text:p>Behaviourly homogeneous groups (9 groups)</text:p>
          </table:table-cell>
          <table:table-cell table:style-name="ce20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4 = 'Unemployed person with no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5 = 'Stude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6 = 'Apprentic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7 = 'Child under 6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8 = 'Pupil 7-10 years of ag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9 = 'Pupil over 11 years of ag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95 = 'Not assign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ergrup1</text:p>
          </table:table-cell>
          <table:table-cell table:style-name="ce4" office:value-type="string">
            <text:p>Behaviourly homogeneous groups (12 groups)</text:p>
          </table:table-cell>
          <table:table-cell table:style-name="ce20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4 = 'Unemployed person with no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5 = 'Student with available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6 = 'Student with no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7 = 'Apprentice with available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20" office:value-type="string">
            <text:p>{8 = 'Apprentice with no car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9 = 'Child 0-6 year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10 = 'Pupil 7-10 years of ag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11 = 'Pupil over 11 years of age with available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12 = 'Pupil over 11 years of age with no ca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19" office:value-type="string">
            <text:p>{95 = 'Not assign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lebensph</text:p>
          </table:table-cell>
          <table:table-cell office:value-type="string">
            <text:p>Phase of life (taken from hp_besch)</text:p>
          </table:table-cell>
          <table:table-cell table:style-name="ce19" office:value-type="string">
            <text:p>1 = 'Employed full time (incl. apprenticeship, civil servic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Employed part tim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Pupil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Student - univers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Chil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Homemaker (incl. Parental leav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 = 'Retiree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8 = 'Other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ov_seg</text:p>
          </table:table-cell>
          <table:table-cell office:value-type="string">
            <text:p>Means of transport - user segment</text:p>
          </table:table-cell>
          <table:table-cell table:style-name="ce1" office:value-type="string">
            <text:p>1 = 'Limited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Cyclist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Public transportation captive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Public transportation regular custom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5 = 'Public transportation occasional custom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6 = 'Public transportation possible custom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7 = 'IV-regular customers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5 = 'Segment cannot be determined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23">
          <table:table-cell/>
          <table:table-cell table:style-name="ce65" office:value-type="string">
            <text:p>co2tag_p</text:p>
          </table:table-cell>
          <table:table-cell table:style-name="ce65" office:value-type="string">
            <text:p>CO2 emissions from the trips made by the person on the reporting day (kg)</text:p>
          </table:table-cell>
          <table:table-cell office:value-type="string">
            <text:p>995 = 'Value cannot be calculated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999 = 'Unknown mobility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8 = 'Adult &gt; 13 years (individual) without trip protocol (reporting period &gt; 3 Tage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1109 = 'Child 10-13 J. (individaul) without trip protocol (Reporting period &gt; 3 days)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tich_j</text:p>
          </table:table-cell>
          <table:table-cell office:value-type="string">
            <text:p>Reporting day (calender yea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tich_m</text:p>
          </table:table-cell>
          <table:table-cell office:value-type="string">
            <text:p>Reporting day (calander month)</text:p>
          </table:table-cell>
          <table:table-cell office:value-type="string">
            <text:p>{1 = 'Januar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Februa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March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April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M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Jun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7 = 'Jul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8 = 'Augus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 = 'Septemb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0 = 'Octob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1 = 'Novemb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2 = 'December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tichtag</text:p>
          </table:table-cell>
          <table:table-cell office:value-type="string">
            <text:p>Reporting day (day of the week)</text:p>
          </table:table-cell>
          <table:table-cell office:value-type="string">
            <text:p>{1 = 'Monday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Tues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Wednes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Thurs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Fri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Saturday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7 = 'Sunda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tichwo</text:p>
          </table:table-cell>
          <table:table-cell office:value-type="string">
            <text:p>Reporting day (calander week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saison</text:p>
          </table:table-cell>
          <table:table-cell office:value-type="string">
            <text:p>Season of year of the reporting day</text:p>
          </table:table-cell>
          <table:table-cell table:style-name="ce1" office:value-type="string">
            <text:p>1 = 'Wint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2 = 'Spring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3 = 'Summer'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4 = 'Autumn'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heink</text:p>
          </table:table-cell>
          <table:table-cell office:value-type="string">
            <text:p>Approximate monthly net income of the household</text:p>
          </table:table-cell>
          <table:table-cell office:value-type="string">
            <text:p>{1 = 'Less than 5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 = '500 Euro to less than 9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3 = '900 Euro to less than 1,5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4 = '1,500 Euro to less than 2,000 Euro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5 = '2,000 Euro to less than 2,6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6 = '2,600 Euro to less than 3,0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7 = '3,000 Euro to less than 3,600 Euro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8 = '3,600 Euro to less than 4,0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9 = '4,000 Euro to less than 4,6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0 = '4,600 Euro to less than 5,0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1 = '5,000 Euro to less than 5,6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2 = '5,600 Euro to less than 6,0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3 = '6,000 Euro to less than 6,600 Euro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4 = '6,600 Euro to 7,000 Euro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5 = 'More than 7,000 Euro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Low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Middl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High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Very high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h04_3</text:p>
          </table:table-cell>
          <table:table-cell office:value-type="string">
            <text:p>Number of cars in the household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1 = 'Single paren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1 = 'Not a private househol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Hamburg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Niedersachsen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4 = 'Breme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5 = 'Nordrhein-Westfale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Hesse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7 = 'Rheinland-Pfalz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8 = 'Baden-Württemberg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9 = 'Bayer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0 = 'Saarland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1 = 'Berli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2 = 'Brandenburg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3 = 'Mecklenburg-Vorpommer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4 = 'Sachsen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5 = 'Sachsen-Anhal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16 = 'Thüringen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westost</text:p>
          </table:table-cell>
          <table:table-cell table:style-name="ce4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East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olgk</text:p>
          </table:table-cell>
          <table:table-cell table:style-name="ce4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3 = '20,000 to less than 50,000 inhabitants'} 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6 = '500,000 or more inhabitant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rtyp</text:p>
          </table:table-cell>
          <table:table-cell table:style-name="ce5" office:value-type="string">
            <text:p>BBSR Basic region type</text:p>
          </table:table-cell>
          <table:table-cell table:style-name="ce7" office:value-type="string" table:number-columns-spanned="1" table:number-rows-spanned="3">
            <text:p>{1, Agglomeration area, 2, Urbanized area, 3, Rural area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rtypd7</text:p>
          </table:table-cell>
          <table:table-cell table:style-name="ce5" office:value-type="string">
            <text:p>BBSR Differentiated region type</text:p>
          </table:table-cell>
          <table:table-cell table:style-name="ce9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ktyp</text:p>
          </table:table-cell>
          <table:table-cell table:style-name="ce5" office:value-type="string">
            <text:p>BBSR County type</text:p>
          </table:table-cell>
          <table:table-cell table:style-name="ce7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2 = 'Medium density counti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 = 'Rural counties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10" office:value-type="string">
            <text:p>{10 = "Core and large cities (kreisf. Städte u. Oberz. &gt;=100.000 E.)"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5">
          <table:table-cell table:number-columns-repeated="3"/>
          <table:table-cell table:style-name="ce10" office:value-type="string">
            <text:p>20 = "Mid sized cities (sonstige OZ/MZ (städtisch od. gemischt gepr.))"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table:style-name="ce10" office:value-type="string">
            <text:p>30 = "Small cities (sonstige MZ od. städtisch geprägte Gemeinden)"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table:style-name="ce10" office:value-type="string">
            <text:p>40 = "Rural communities (sonstige Gemeinden)"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table:style-name="ce11" office:value-type="string">
            <text:p>{11 = "Large centers and large cities ( &gt;= 500,000 inhabitants)"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1" office:value-type="string">
            <text:p>{12 = "Smaller centers and large cities (&lt; 500,000 inhabitants)"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{30 = 'Small cities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4">
          <table:table-cell/>
          <table:table-cell office:value-type="string">
            <text:p>psu_nr</text:p>
          </table:table-cell>
          <table:table-cell table:style-name="ce14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 table:number-rows-repeated="62">
          <table:table-cell table:number-columns-repeated="4"/>
          <table:table-cell table:style-name="ce1" table:number-columns-repeated="2"/>
          <table:table-cell table:number-columns-repeated="9"/>
          <table:table-cell table:style-name="ce12" table:number-columns-repeated="2"/>
          <table:table-cell table:number-columns-repeated="1007"/>
        </table:table-row>
        <table:table-row table:style-name="ro1" table:number-rows-repeated="1047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 data extended" table:style-name="ta4" table:print="false">
        <office:forms form:automatic-focus="false" form:apply-design-mode="false"/>
        <table:table-column table:style-name="co1" table:default-cell-style-name="ce21"/>
        <table:table-column table:style-name="co7" table:default-cell-style-name="ce24"/>
        <table:table-column table:style-name="co3" table:number-columns-repeated="4" table:default-cell-style-name="ce24"/>
        <table:table-column table:style-name="co4" table:number-columns-repeated="1018" table:default-cell-style-name="ce21"/>
        <table:table-row table:style-name="ro8">
          <table:table-cell office:value-type="string">
            <text:p>Wertelabels MiD Muc 2008 Household Dataset</text:p>
          </table:table-cell>
          <table:table-cell table:number-columns-repeated="1023"/>
        </table:table-row>
        <table:table-row table:style-name="ro8">
          <table:table-cell table:style-name="ce22"/>
          <table:table-cell table:number-columns-repeated="1023"/>
        </table:table-row>
        <table:table-row table:style-name="ro9">
          <table:table-cell/>
          <table:table-cell table:style-name="ce25" office:value-type="string">
            <text:p>Name</text:p>
          </table:table-cell>
          <table:table-cell table:style-name="ce25" office:value-type="string">
            <text:p>Variable Label</text:p>
          </table:table-cell>
          <table:table-cell table:style-name="ce25" office:value-type="string">
            <text:p>Data Label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id</text:p>
          </table:table-cell>
          <table:table-cell office:value-type="string">
            <text:p>Person ID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_gew</text:p>
          </table:table-cell>
          <table:table-cell office:value-type="string">
            <text:p>Personal weighting factor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int_typ9</text:p>
          </table:table-cell>
          <table:table-cell office:value-type="string">
            <text:p>Form of the personal/trip interview (9 types)</text:p>
          </table:table-cell>
          <table:table-cell table:style-name="ce21" office:value-type="string">
            <text:p>1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Adult &gt; 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6 = 'Adult &gt; 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7 = 'Child 10-13 years (individual) without trip protocol (Reporting period &lt;= 3 Tage/ Ausl.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8 = 'Adult &gt; 13 years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9 = 'Child 10-13 J. (individaul) without trip protocol (Reporting period &gt; 3 days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1_1</text:p>
          </table:table-cell>
          <table:table-cell table:style-name="ce29" office:value-type="string">
            <text:p>How often is the car available for use?</text:p>
          </table:table-cell>
          <table:table-cell table:style-name="ce34" office:value-type="string">
            <text:p>{1 = 'Anytime' 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Occasionall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3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I do not have a drivers license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 = 'Adult (individual) &lt; 17 years not asked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2</text:p>
          </table:table-cell>
          <table:table-cell table:style-name="ce30" office:value-type="string">
            <text:p>Do you currently own a useable bicycle?</text:p>
          </table:table-cell>
          <table:table-cell table:style-name="ce34" office:value-type="string">
            <text:p>{1 = 'Y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No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21</text:p>
          </table:table-cell>
          <table:table-cell office:value-type="string">
            <text:p>How often do you wear a helmet when riding your bicycle?</text:p>
          </table:table-cell>
          <table:table-cell table:style-name="ce21" office:value-type="string">
            <text:p>1 = '(almost) alway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sometim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I don't ride a bicyc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1 = 'Person without a bicycle (incl. Entry refused/ unknown)' ;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33</text:p>
          </table:table-cell>
          <table:table-cell office:value-type="string">
            <text:p>Frequency of bicycle use</text:p>
          </table:table-cell>
          <table:table-cell table:style-name="ce21" office:value-type="string">
            <text:p>1 = 'daily or almost dail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1-3 days per week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-3 days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less than once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never or almost 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I don't have a bicyc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31</text:p>
          </table:table-cell>
          <table:table-cell office:value-type="string">
            <text:p>Frequency of car use</text:p>
          </table:table-cell>
          <table:table-cell table:style-name="ce21" office:value-type="string">
            <text:p>1 = 'daily or almost dail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1-3 days per week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-3 days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less than once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never or almost 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32</text:p>
          </table:table-cell>
          <table:table-cell office:value-type="string">
            <text:p>Frequency of bus or local trains in the area</text:p>
          </table:table-cell>
          <table:table-cell table:style-name="ce21" office:value-type="string">
            <text:p>1 = 'daily or almost dail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1-3 days per week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-3 days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less than once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never or almost 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34</text:p>
          </table:table-cell>
          <table:table-cell office:value-type="string">
            <text:p>Frequency of use of long distance trains (more than 100 km)</text:p>
          </table:table-cell>
          <table:table-cell table:style-name="ce21" office:value-type="string">
            <text:p>1 = 'daily or almost dail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1-3 days per week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-3 days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less than once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never or almost 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35</text:p>
          </table:table-cell>
          <table:table-cell office:value-type="string">
            <text:p>Frequency of airplane use</text:p>
          </table:table-cell>
          <table:table-cell table:style-name="ce21" office:value-type="string">
            <text:p>1 = 'at least once per month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at least every 2 or 3 month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at least once per 3 to 6 month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at least once every 6 to 12 month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seldom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nev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52</text:p>
          </table:table-cell>
          <table:table-cell office:value-type="string">
            <text:p>Distance from home to the nearest bus station</text:p>
          </table:table-cell>
          <table:table-cell table:style-name="ce34" office:value-type="string">
            <text:p>{1 = 'Less than 1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100 to less than 2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200 to less than 4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400 meters to less than a kilometer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1 to less than 2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2 to less than 5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5 to less than <text:s/>10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More than 10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54</text:p>
          </table:table-cell>
          <table:table-cell office:value-type="string">
            <text:p>Distance from home to the nearest train station</text:p>
          </table:table-cell>
          <table:table-cell table:style-name="ce34" office:value-type="string">
            <text:p>{1 = 'Less than 1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100 to less than 2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200 to less than 400 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400 meters to less than a kilometer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1 to less than 2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2 to less than 5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5 to less than <text:s/>10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More than 10 kilometer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sex</text:p>
          </table:table-cell>
          <table:table-cell office:value-type="string">
            <text:p>Gender (missing data supplemented from household interview)</text:p>
          </table:table-cell>
          <table:table-cell office:value-type="string">
            <text:p>{1 = 'Mal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Femal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7 = 'Entry refus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8 = '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 = 'No ent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alter</text:p>
          </table:table-cell>
          <table:table-cell office:value-type="string">
            <text:p>Age (missing data supplemented from household interview)</text:p>
          </table:table-cell>
          <table:table-cell office:value-type="string">
            <text:p>{994 = 'Implausible valu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7 = 'Entry refus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8 = '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9 = 'No ent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altg1</text:p>
          </table:table-cell>
          <table:table-cell office:value-type="string">
            <text:p>Age group (variable 1)</text:p>
          </table:table-cell>
          <table:table-cell table:style-name="ce21" office:value-type="string">
            <text:p>1 = '0 - 5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6 - 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0 - 13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14 - 17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18 - 24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25 - 44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 = '45 - 5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8 = '60 - 64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65 and old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altg2</text:p>
          </table:table-cell>
          <table:table-cell office:value-type="string">
            <text:p>Age group (variable 2)</text:p>
          </table:table-cell>
          <table:table-cell table:style-name="ce21" office:value-type="string">
            <text:p>1 = '0 - 9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10 - 1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20 - 2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30 - 3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40 - 4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50 - 5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 = '60 - 6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8 = '70 - 7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80 and old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altg3</text:p>
          </table:table-cell>
          <table:table-cell office:value-type="string">
            <text:p>Age group (variable 3)</text:p>
          </table:table-cell>
          <table:table-cell table:style-name="ce21" office:value-type="string">
            <text:p>1 = '0 - 4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5 - 10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11 - 13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14 - 17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18 - 2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30 - 3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 = '40 - 4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8 = '50 - 59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60 - 64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 = '65 - 74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 = '75 and old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beruf</text:p>
          </table:table-cell>
          <table:table-cell table:style-name="ce29" office:value-type="string">
            <text:p>Are you currently employed? (Entry from personal/household interview)</text:p>
          </table:table-cell>
          <table:table-cell table:style-name="ce34" office:value-type="string">
            <text:p>{1 = 'Y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No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bkat</text:p>
          </table:table-cell>
          <table:table-cell office:value-type="string">
            <text:p>Type/extent of employment (entries from personal/household interview)</text:p>
          </table:table-cell>
          <table:table-cell office:value-type="string">
            <text:p>{1 = 'Employed full time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Employed without indication of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taet</text:p>
          </table:table-cell>
          <table:table-cell office:value-type="string">
            <text:p>Type of activity (entry from personal/household interview)</text:p>
          </table:table-cell>
          <table:table-cell office:value-type="string">
            <text:p>{1 = 'Child cared for at hom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 table:number-columns-repeated="3"/>
          <table:table-cell office:value-type="string">
            <text:p>{2 = 'Child cared for in kindergarten, day care, baby sitter, etc.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Pupil (including preschool)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Apprentic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University stude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Currently unemploy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7 = 'Temporary leave (eg. Maternity or Paternity leave)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8 = 'Homemak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 = 'Retire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0 = 'Military or civil service, voluntary service'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1 = 'Oth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2 = '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 = 'No entry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/>
          <table:table-cell office:value-type="string">
            <text:p>hp_besch</text:p>
          </table:table-cell>
          <table:table-cell office:value-type="string">
            <text:p>Activity (including differentiated employment status, entries from personal/household interviews)</text:p>
          </table:table-cell>
          <table:table-cell office:value-type="string">
            <text:p>{1 = 'Employed full time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Apprentic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Pupil (including preschool)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University stude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7 = 'Child cared for at hom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 = 'Currently unemploy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1 = 'Homemak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2 = 'Retire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4 = 'Oth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 = 'No ent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14a</text:p>
          </table:table-cell>
          <table:table-cell office:value-type="string">
            <text:p>Highest level of education</text:p>
          </table:table-cell>
          <table:table-cell table:style-name="ce34" office:value-type="string">
            <text:p>{1 = 'School with no leaving certificat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4" office:value-type="string">
            <text:p>{2 = 'Volks or Hauptschule/POS 8th grad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4" office:value-type="string">
            <text:p>{3 = 'Mittlere Reife, Realschulabschluss/POS 10th grad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4" office:value-type="string">
            <text:p>{4 = 'Fachhochschulreife, Training with graduatio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5" office:value-type="string">
            <text:p>{5 = 'Hochschulreife | Graduation exam | EOS Grade 12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Other graduatio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I am still in schoo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14b</text:p>
          </table:table-cell>
          <table:table-cell office:value-type="string">
            <text:p>School currently attended</text:p>
          </table:table-cell>
          <table:table-cell table:style-name="ce21" office:value-type="string">
            <text:p>8 = 'Nursery | Day care | Kindergarte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Preschool | Elementar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 = 'Hauptschu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1 = 'Realschu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2 = 'Gymnasium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3 = 'Gesamtschu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4 = 'Other school or institu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5 = 'Child not attending scho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3" office:value-type="string">
            <text:p>106 = 'Adult &gt;13 years (individual) without trip protocol (Reporting period &lt;= 3 days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8 = 'Adult &gt; 13 years (individual) without trip protocol (Reporting period &gt; 3 days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4.1</text:p>
          </table:table-cell>
          <table:table-cell office:value-type="string">
            <text:p>Technical college or University graduation</text:p>
          </table:table-cell>
          <table:table-cell table:style-name="ce21" office:value-type="string">
            <text:p>1 = 'Y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No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1 = 'Without junior high/ grade 10, university entrance/ School leaving exam/ grade 12' ;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6_1</text:p>
          </table:table-cell>
          <table:table-cell office:value-type="string">
            <text:p>How are your work hours normally organized</text:p>
          </table:table-cell>
          <table:table-cell table:style-name="ce21" office:value-type="string">
            <text:p>1 = 'Flexible working hou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Set work hours without flexible tim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Shift work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Variab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Oth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9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1_3</text:p>
          </table:table-cell>
          <table:table-cell office:value-type="string">
            <text:p>Accessibility of school by foot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1 = '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1 = 'Unemployed under 18 years, not a Pupi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2 = 'Unemployed over 18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5 = 'Person over 18 years without employment information, not a Pupil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1_4</text:p>
          </table:table-cell>
          <table:table-cell office:value-type="string">
            <text:p>Accessibility of shops |businesses (daily shopping) by foot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2_1</text:p>
          </table:table-cell>
          <table:table-cell office:value-type="string">
            <text:p>Accessibility of workplace by bicycle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2 = 'Employed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2_2</text:p>
          </table:table-cell>
          <table:table-cell office:value-type="string">
            <text:p>Accessibility of apprenticeship location by bicycle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5 = 'Employed but not an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2_3</text:p>
          </table:table-cell>
          <table:table-cell office:value-type="string">
            <text:p>Accessibility of school by bicycle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1 = '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1 = 'Unemployed under 18 years, not a Pupi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2 = 'Unemployed over 18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5 = 'Person over 18 years without employment information, not a Pupil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2_4</text:p>
          </table:table-cell>
          <table:table-cell office:value-type="string">
            <text:p>Accessibility of shops |businesses (daily shopping) by bicycle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3_1</text:p>
          </table:table-cell>
          <table:table-cell office:value-type="string">
            <text:p>Accessibility of workplace by public transportation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2 = 'Employed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3_2</text:p>
          </table:table-cell>
          <table:table-cell office:value-type="string">
            <text:p>Accessibility of apprenticeship location by public transportation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5 = 'Employed but not an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3_3</text:p>
          </table:table-cell>
          <table:table-cell office:value-type="string">
            <text:p>Accessibility of school by public transportation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1 = '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1 = 'Unemployed under 18 years, not a Pupi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2 = 'Unemployed over 18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5 = 'Person over 18 years without employment information, not a Pupil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/>
          <table:table-cell office:value-type="string">
            <text:p>p0413_4</text:p>
          </table:table-cell>
          <table:table-cell office:value-type="string">
            <text:p>Accessibility of shops |businesses (daily shopping) by public transportation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3</text:p>
          </table:table-cell>
          <table:table-cell office:value-type="string">
            <text:p>Accessiblity of destinations with public transportation</text:p>
          </table:table-cell>
          <table:table-cell table:style-name="ce21" office:value-type="string">
            <text:p>0 = 'None of the destination categories have a good or very good accessi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 = 'At least one of the destination categories has a good or very good accessi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At least two of the destination categories has a good or very good accessi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4_1</text:p>
          </table:table-cell>
          <table:table-cell office:value-type="string">
            <text:p>Accessibility of workplace by car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2 = 'Employed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3 = 'Employed under 17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4_2</text:p>
          </table:table-cell>
          <table:table-cell office:value-type="string">
            <text:p>Accessibility of apprenticeship location by car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4 = 'Employed apprentice under 17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5 = 'Employed but not an apprent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6 = 'Employed without information as to the exten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Un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4_3</text:p>
          </table:table-cell>
          <table:table-cell office:value-type="string">
            <text:p>Accessibility of school by car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1 = '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8 = 'Unemployed under 17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9 = 'Unemployed, 17 years, not a Pupi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0 = 'Unemployed 17 years, without school status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2 = 'Unemployed over 18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3 = 'Unemployed without age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5 = 'Person over 18 years without employment information, not a Pupil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414_4</text:p>
          </table:table-cell>
          <table:table-cell office:value-type="string">
            <text:p>Accessibility of shops |businesses (daily shopping) by car</text:p>
          </table:table-cell>
          <table:table-cell table:style-name="ce34" office:value-type="string">
            <text:p>{1 = 'Very 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Goo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atisfacto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Very po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6 = '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 = 'Adult (individual) &lt; 17 years' ;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70</text:p>
          </table:table-cell>
          <table:table-cell table:style-name="ce30" office:value-type="string">
            <text:p>Predominantly used public transport ticket</text:p>
          </table:table-cell>
          <table:table-cell table:style-name="ce35" office:value-type="string">
            <text:p>{1 = 'One way ticket, Day pass, short trip ticke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4" office:value-type="string">
            <text:p>{2 = 'Multi-trip ticket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3 = 'Weekly pass, Monthly pass without subscriptio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Monthly pass by subscription, Yearly pass'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Job ticket, Semester ticke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Oth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96 = 'Never use public transpor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/>
          <table:table-cell office:value-type="string">
            <text:p>p070_a</text:p>
          </table:table-cell>
          <table:table-cell table:style-name="ce29" office:value-type="string">
            <text:p>Predominantly used public transport ticket (with differentiated monthly ticket)</text:p>
          </table:table-cell>
          <table:table-cell table:style-name="ce35" office:value-type="string">
            <text:p>{1 = 'One way ticket, Day pass, short trip ticke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4" office:value-type="string">
            <text:p>{2 = 'Multi-trip ticket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3 = 'Weekly pass, Monthly pass without subscriptio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Monthly pass by subscription, Yearly pass'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Job ticket, Semester ticke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Oth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1 = 'Pupil monthly pas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 = 'Semester ticket, Student pas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96 = 'Never use public transpor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0</text:p>
          </table:table-cell>
          <table:table-cell table:style-name="ce29" office:value-type="string">
            <text:p>Overnight trips made in the last three months</text:p>
          </table:table-cell>
          <table:table-cell table:style-name="ce35" office:value-type="string">
            <text:p>{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6</text:p>
          </table:table-cell>
          <table:table-cell table:style-name="ce29" office:value-type="string">
            <text:p>Do you have a drivers license?</text:p>
          </table:table-cell>
          <table:table-cell table:style-name="ce34" office:value-type="string">
            <text:p>{1 = 'Y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No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1</text:p>
          </table:table-cell>
          <table:table-cell table:style-name="ce29" office:value-type="string">
            <text:p>Drivers license for a moped | scooter 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61_2</text:p>
          </table:table-cell>
          <table:table-cell table:style-name="ce29" office:value-type="string">
            <text:p>Drivers license for a motorcycle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3</text:p>
          </table:table-cell>
          <table:table-cell table:style-name="ce29" office:value-type="string">
            <text:p>Drivers license for a car/station wagon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p_pkwfs</text:p>
          </table:table-cell>
          <table:table-cell office:value-type="string">
            <text:p>Car drivers license (from p061_3 entry in the household interview)</text:p>
          </table:table-cell>
          <table:table-cell table:style-name="ce34" office:value-type="string">
            <text:p>{1 = 'Y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No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9 = 'No entr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61_4</text:p>
          </table:table-cell>
          <table:table-cell office:value-type="string">
            <text:p>Drivers license: Truck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61_5</text:p>
          </table:table-cell>
          <table:table-cell office:value-type="string">
            <text:p>Drivers license: Entry refused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61_6</text:p>
          </table:table-cell>
          <table:table-cell office:value-type="string">
            <text:p>Drivers license: Unknown 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1j</text:p>
          </table:table-cell>
          <table:table-cell table:style-name="ce29" office:value-type="string">
            <text:p>Year of the license acquisition: moped | scooter</text:p>
          </table:table-cell>
          <table:table-cell table:style-name="ce34" office:value-type="string">
            <text:p>{9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2 = 'Person without a drivers licens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4 = 'Person without a moped or scooter license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2j</text:p>
          </table:table-cell>
          <table:table-cell table:style-name="ce29" office:value-type="string">
            <text:p>Year of the license acquisition: motorcycle</text:p>
          </table:table-cell>
          <table:table-cell table:style-name="ce34" office:value-type="string">
            <text:p>{9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2 = 'Person without a drivers licens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5 = 'Person without motorcycle license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3j</text:p>
          </table:table-cell>
          <table:table-cell table:style-name="ce29" office:value-type="string">
            <text:p>Year of the license acquisition: car | station wagen</text:p>
          </table:table-cell>
          <table:table-cell table:style-name="ce34" office:value-type="string">
            <text:p>{9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3" office:value-type="string">
            <text:p>10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2 = 'Person without a drivers licens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40406 = 'Person without car or station wagen drivers license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61_4j</text:p>
          </table:table-cell>
          <table:table-cell table:style-name="ce29" office:value-type="string">
            <text:p>Year of the license acquisition: truck</text:p>
          </table:table-cell>
          <table:table-cell table:style-name="ce34" office:value-type="string">
            <text:p>{9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2 = 'Person without a drivers licens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3 = 'Person without drivers license informa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0407 = 'Person without truck drivers license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1</text:p>
          </table:table-cell>
          <table:table-cell table:style-name="ce31" office:value-type="string">
            <text:p>Personally available: Cell phone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2</text:p>
          </table:table-cell>
          <table:table-cell table:style-name="ce31" office:value-type="string">
            <text:p>Personally available: Computer with internet at home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3</text:p>
          </table:table-cell>
          <table:table-cell table:style-name="ce31" office:value-type="string">
            <text:p>Personally available: Navigation device (mobile or fixed)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4</text:p>
          </table:table-cell>
          <table:table-cell table:style-name="ce31" office:value-type="string">
            <text:p>Personally available: None of the following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5</text:p>
          </table:table-cell>
          <table:table-cell table:style-name="ce31" office:value-type="string">
            <text:p>Personally available: Entry refused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19.1_6</text:p>
          </table:table-cell>
          <table:table-cell table:style-name="ce31" office:value-type="string">
            <text:p>Personally available: Unknown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91_1</text:p>
          </table:table-cell>
          <table:table-cell office:value-type="string">
            <text:p>Health Restriction: walking difficulties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91_2</text:p>
          </table:table-cell>
          <table:table-cell office:value-type="string">
            <text:p>Health Restriction: seeing difficulties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91_3</text:p>
          </table:table-cell>
          <table:table-cell office:value-type="string">
            <text:p>Health Restriction: other restriction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91_4</text:p>
          </table:table-cell>
          <table:table-cell office:value-type="string">
            <text:p>Health Restriction: no bodily disability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91_5</text:p>
          </table:table-cell>
          <table:table-cell office:value-type="string">
            <text:p>Health Restriction: entry refused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p091_6</text:p>
          </table:table-cell>
          <table:table-cell office:value-type="string">
            <text:p>Health Restriction: unknown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gesein</text:p>
          </table:table-cell>
          <table:table-cell office:value-type="string">
            <text:p>Health Restriction: yes, no</text:p>
          </table:table-cell>
          <table:table-cell table:style-name="ce21" office:value-type="string">
            <text:p>1 = 'Person with health limit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Person without health limit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Entry refused, 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92</text:p>
          </table:table-cell>
          <table:table-cell office:value-type="string">
            <text:p>Mobility restrictions by health restrictions?</text:p>
          </table:table-cell>
          <table:table-cell table:style-name="ce35" office:value-type="string">
            <text:p>1 = 'Y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No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801 = 'Person without health restrictio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08</text:p>
          </table:table-cell>
          <table:table-cell office:value-type="string">
            <text:p>Length of time living in current city or quadrant</text:p>
          </table:table-cell>
          <table:table-cell table:style-name="ce21" office:value-type="string">
            <text:p>0 = 'for less than half a yea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 = 'for half a year to one yea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for one to two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for two to five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for five or more yea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3</text:p>
          </table:table-cell>
          <table:table-cell table:style-name="ce29" office:value-type="string">
            <text:p>How was the weather on the reporting day?</text:p>
          </table:table-cell>
          <table:table-cell table:style-name="ce34" office:value-type="string">
            <text:p>{1 = 'Sunn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2 = 'Light cloud, pleasa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Heavy cloud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Rainy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Snow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4</text:p>
          </table:table-cell>
          <table:table-cell table:style-name="ce31" office:value-type="string">
            <text:p>Is your car available for private trips?</text:p>
          </table:table-cell>
          <table:table-cell table:style-name="ce34" office:value-type="string">
            <text:p>{1 = 'Yes, always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Yes, some of the tim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No, not at al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11 = 'Person under 15 year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1</text:p>
          </table:table-cell>
          <table:table-cell office:value-type="string">
            <text:p>Was the reporting day a normal day for you?</text:p>
          </table:table-cell>
          <table:table-cell table:style-name="ce34" office:value-type="string">
            <text:p>{1 = 'Yes, it was a normal week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No, it was not a normal weekda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2_1</text:p>
          </table:table-cell>
          <table:table-cell office:value-type="string">
            <text:p>Reporting day not normal: vacation inside Germany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2_2</text:p>
          </table:table-cell>
          <table:table-cell office:value-type="string">
            <text:p>Reporting day not normal: vacation outside Germany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s02_3</text:p>
          </table:table-cell>
          <table:table-cell office:value-type="string">
            <text:p>Reporting day not normal: illness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2_4</text:p>
          </table:table-cell>
          <table:table-cell office:value-type="string">
            <text:p>Reporting day not normal: did not leave the house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2_5</text:p>
          </table:table-cell>
          <table:table-cell office:value-type="string">
            <text:p>Reporting day not normal: other reason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02_6</text:p>
          </table:table-cell>
          <table:table-cell office:value-type="string">
            <text:p>Reporting day not normal: entry refused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s02_7</text:p>
          </table:table-cell>
          <table:table-cell office:value-type="string">
            <text:p>Reporting day not normal: unknown </text:p>
          </table:table-cell>
          <table:table-cell office:value-type="string">
            <text:p>{0 = 'Not selecte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 = 'Select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2 = 'Person with normal reporting da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7 = 'Person without information concerning the reporting day (normality)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mobil</text:p>
          </table:table-cell>
          <table:table-cell office:value-type="string">
            <text:p>Mobility of reporting day</text:p>
          </table:table-cell>
          <table:table-cell table:style-name="ce21" office:value-type="string">
            <text:p>0 = 'Not mobi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 = 'Mobil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8 = 'Adult &gt; 13 years (individua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rbw0</text:p>
          </table:table-cell>
          <table:table-cell table:style-name="ce30" office:value-type="string">
            <text:p>Regular work trip on reporting day (commuting)</text:p>
          </table:table-cell>
          <table:table-cell table:style-name="ce35" office:value-type="string">
            <text:p>1 = 'Y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No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rbw1</text:p>
          </table:table-cell>
          <table:table-cell table:style-name="ce30" office:value-type="string">
            <text:p>Area of employment</text:p>
          </table:table-cell>
          <table:table-cell table:style-name="ce34" office:value-type="string">
            <text:p>1 = 'Agriculture, forestry and fishing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2 = 'Mining and quarrying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3 = 'Manufacturing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4 = 'Energ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5 = 'Water supply, sewage, waste disposal, etc.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6 = 'Constructio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7 = 'Trade, repair of motor vehicl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8 = 'Transport and storag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9 = 'Hospita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 = 'Information und Communic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11 = 'Financial and insurance servic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12 = 'Real estat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13 = 'Freelance workers, Scientific and technical service providers"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14 = 'Other business servic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15 = 'Public administration and defens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6 = 'Education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17 = 'Health and Welfar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18 = 'Arts, Entertainment and Recre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19 = 'Other servic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6" office:value-type="string">
            <text:p>20 = 'private household member, Manuf Goods / Serv. f. priv need 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21 = 'Extra-territorial organization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2 = 'Other secto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97 = 'Entry Refus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98 = 'Unknow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4 = 'Employed without regular commute trip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rbw02</text:p>
          </table:table-cell>
          <table:table-cell table:style-name="ce30" office:value-type="string">
            <text:p>Main purpose of regular work trip on reporting day</text:p>
          </table:table-cell>
          <table:table-cell table:style-name="ce34" office:value-type="string">
            <text:p>{1 = 'Visit / tour / meeting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Customer service / transaction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ocial service / assistanc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Transport / pickup / delivery of good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Passenger transpor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Other purpos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4 = 'Employed without regular commute trip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rbw03</text:p>
          </table:table-cell>
          <table:table-cell table:style-name="ce30" office:value-type="string">
            <text:p>Kilometers travelling on regular work trip on reporting day</text:p>
          </table:table-cell>
          <table:table-cell table:style-name="ce35" office:value-type="string">
            <text:p>{999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999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0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0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0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0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0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0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0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0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0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0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0704 = 'Employed without regular commute trip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rbw04</text:p>
          </table:table-cell>
          <table:table-cell table:style-name="ce30" office:value-type="string">
            <text:p>Number of regular work trips on reporting day</text:p>
          </table:table-cell>
          <table:table-cell table:style-name="ce35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4 = 'Employed without regular commute trip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rbw05</text:p>
          </table:table-cell>
          <table:table-cell table:style-name="ce30" office:value-type="string">
            <text:p>Mode of transportation used for regular work trip on reporting day</text:p>
          </table:table-cell>
          <table:table-cell table:style-name="ce34" office:value-type="string">
            <text:p>{1 = 'Walking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2 = 'Bicycl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3 = 'Scooter, mop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4 = 'Motorcycl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5 = 'Private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6 = 'Commercial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7 = 'Truck up to 3.5 t carrying capacity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8 = 'Truck with over 3.5 t carrying capacity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 = 'tracto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10 = 'Small bus with maximum 9 seats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5" office:value-type="string">
            <text:p>{11 = 'Bus with more than 9 seat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5" office:value-type="string">
            <text:p>{12 = 'Train (tram, S-bahn etc.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13 = 'Airplan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4 = 'Boat, ship, ferr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5 = 'Other mod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7 = 'Entry Refus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2 = 'Adult &gt; 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3 = 'Child 10-13 years (individual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4 = 'Child 10-13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105 = 'Child &lt; 10 years (Proxy) with trip protoco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07 = 'not employ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14 = 'Person without employment information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1 = 'Employed without trips in German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2 = 'Employed without information concerning out-of-house activities or trip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3 = 'Employed without out-of-house activitie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04 = 'Employed without regular commute trip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w12</text:p>
          </table:table-cell>
          <table:table-cell table:style-name="ce29" office:value-type="string">
            <text:p>Number of extra trips on reporting day</text:p>
          </table:table-cell>
          <table:table-cell table:style-name="ce34" office:value-type="string">
            <text:p>{98 = 'Unknow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33" office:value-type="string">
            <text:p>107 = 'Child 10-13 years (individual) without trip protocol (Reporting period &lt;= 3 Tage/ out of the country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09 = 'Person with less than 12 reported trip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wege1</text:p>
          </table:table-cell>
          <table:table-cell office:value-type="string">
            <text:p>Reported trips (from trip survey)</text:p>
          </table:table-cell>
          <table:table-cell table:style-name="ce21" office:value-type="string">
            <text:p>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wege2</text:p>
          </table:table-cell>
          <table:table-cell office:value-type="string">
            <text:p>Reported and 'extra private' trips (wege1 and w12)</text:p>
          </table:table-cell>
          <table:table-cell table:style-name="ce21" office:value-type="string">
            <text:p>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wege3</text:p>
          </table:table-cell>
          <table:table-cell office:value-type="string">
            <text:p>Total trips incl. Extra trips and regular work trips (wege2 + rbw04)</text:p>
          </table:table-cell>
          <table:table-cell table:style-name="ce21" office:value-type="string">
            <text:p>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anzkm</text:p>
          </table:table-cell>
          <table:table-cell office:value-type="string">
            <text:p>Day distance [km] (sum wegkm_k)</text:p>
          </table:table-cell>
          <table:table-cell office:value-type="string">
            <text:p>{9995 = 'Value cannot be calculat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anzmin</text:p>
          </table:table-cell>
          <table:table-cell office:value-type="string">
            <text:p>Travel time [min] (sum wegmin_k)</text:p>
          </table:table-cell>
          <table:table-cell office:value-type="string">
            <text:p>{9995 = 'Value cannot be calculat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0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37" office:value-type="string">
            <text:p>30301 = 'Cannot be determined from regular work trips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ergrup</text:p>
          </table:table-cell>
          <table:table-cell table:style-name="ce30" office:value-type="string">
            <text:p>Behaviourly homogeneous groups (9 groups)</text:p>
          </table:table-cell>
          <table:table-cell table:style-name="ce38" office:value-type="string">
            <text:p>{1 = 'Employed person with available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2 = 'Employed person with no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3 = 'Unemployed person with available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4 = 'Unemployed person with no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5 = 'Stude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6 = 'Apprentic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7 = 'Child under 6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8 = 'Pupil 7-10 years of ag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9 = 'Pupil over 11 years of ag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95 = 'Not assign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ergrup1</text:p>
          </table:table-cell>
          <table:table-cell table:style-name="ce30" office:value-type="string">
            <text:p>Behaviourly homogeneous groups (12 groups)</text:p>
          </table:table-cell>
          <table:table-cell table:style-name="ce38" office:value-type="string">
            <text:p>{1 = 'Employed person with available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2 = 'Employed person with no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3 = 'Unemployed person with available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4 = 'Unemployed person with no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5 = 'Student with available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6 = 'Student with no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7 = 'Apprentice with available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8" office:value-type="string">
            <text:p>{8 = 'Apprentice with no car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9 = 'Child 0-6 year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10 = 'Pupil 7-10 years of ag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11 = 'Pupil over 11 years of age with available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12 = 'Pupil over 11 years of age with no ca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table-cell table:style-name="ce37" office:value-type="string">
            <text:p>{95 = 'Not assign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lebensph</text:p>
          </table:table-cell>
          <table:table-cell office:value-type="string">
            <text:p>Phase of life (taken from hp_besch)</text:p>
          </table:table-cell>
          <table:table-cell table:style-name="ce37" office:value-type="string">
            <text:p>1 = 'Employed full time (incl. apprenticeship, civil servic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Employed part tim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Pupil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Student - univers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Chil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Homemaker (incl. Parental leav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 = 'Retiree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8 = 'Other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ov_seg</text:p>
          </table:table-cell>
          <table:table-cell office:value-type="string">
            <text:p>Means of transport - user segment</text:p>
          </table:table-cell>
          <table:table-cell table:style-name="ce21" office:value-type="string">
            <text:p>1 = 'Limited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Cyclist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Public transportation captive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Public transportation regular custom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5 = 'Public transportation occasional custom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6 = 'Public transportation possible custom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7 = 'IV-regular customers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5 = 'Segment cannot be determined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co2tag_p</text:p>
          </table:table-cell>
          <table:table-cell office:value-type="string">
            <text:p>CO2 emissions from the trips made by the person on the reporting day (kg)</text:p>
          </table:table-cell>
          <table:table-cell office:value-type="string">
            <text:p>995 = 'Value cannot be calculated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999 = 'Unknown mobility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108 = 'Adult &gt; 13 years (individual) without trip protocol (reporting period &gt; 3 Tage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table:style-name="ce21" office:value-type="string">
            <text:p>1109 = 'Child 10-13 J. (individaul) without trip protocol (Reporting period &gt; 3 days)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tich_j</text:p>
          </table:table-cell>
          <table:table-cell office:value-type="string">
            <text:p>Reporting day (calender year)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tich_m</text:p>
          </table:table-cell>
          <table:table-cell office:value-type="string">
            <text:p>Reporting day (calander month)</text:p>
          </table:table-cell>
          <table:table-cell office:value-type="string">
            <text:p>{1 = 'Januar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Februa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March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April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M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Jun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7 = 'Jul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8 = 'Augus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 = 'Septemb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0 = 'Octob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1 = 'Novemb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2 = 'December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tichtag</text:p>
          </table:table-cell>
          <table:table-cell office:value-type="string">
            <text:p>Reporting day (day of the week)</text:p>
          </table:table-cell>
          <table:table-cell office:value-type="string">
            <text:p>{1 = 'Monday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Tues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Wednes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Thurs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Fri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Saturday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7 = 'Sunda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tichwo</text:p>
          </table:table-cell>
          <table:table-cell office:value-type="string">
            <text:p>Reporting day (calander week)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saison</text:p>
          </table:table-cell>
          <table:table-cell office:value-type="string">
            <text:p>Season of year of the reporting day</text:p>
          </table:table-cell>
          <table:table-cell table:style-name="ce21" office:value-type="string">
            <text:p>1 = 'Wint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2 = 'Spring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3 = 'Summer'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1" office:value-type="string">
            <text:p>4 = 'Autumn'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heink</text:p>
          </table:table-cell>
          <table:table-cell office:value-type="string">
            <text:p>Approximate monthly net income of the household</text:p>
          </table:table-cell>
          <table:table-cell office:value-type="string">
            <text:p>{1 = 'Less than 5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 = '500 Euro to less than 9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3 = '900 Euro to less than 1,5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4 = '1,500 Euro to less than 2,000 Euro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5 = '2,000 Euro to less than 2,6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6 = '2,600 Euro to less than 3,0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7 = '3,000 Euro to less than 3,600 Euro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8 = '3,600 Euro to less than 4,0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9 = '4,000 Euro to less than 4,6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0 = '4,600 Euro to less than 5,0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1 = '5,000 Euro to less than 5,6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2 = '5,600 Euro to less than 6,0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3 = '6,000 Euro to less than 6,600 Euro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4 = '6,600 Euro to 7,000 Euro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5 = 'More than 7,000 Euro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7 = 'Entry refus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8 = '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 = 'No ent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Low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Middl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High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Very high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5 = 'Cannot be classifi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8 = '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 = 'No ent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h04_3</text:p>
          </table:table-cell>
          <table:table-cell office:value-type="string">
            <text:p>Number of cars in the household</text:p>
          </table:table-cell>
          <table:table-cell office:value-type="string">
            <text:p>{97 = 'Entry refuse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8 = '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9 = 'No entry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1 = 'Single paren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1 = 'Not a private househol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5 = 'Cannot be classified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Hamburg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Niedersachsen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4 = 'Breme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5 = 'Nordrhein-Westfale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Hesse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7 = 'Rheinland-Pfalz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8 = 'Baden-Württemberg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9 = 'Bayer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0 = 'Saarland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1 = 'Berli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2 = 'Brandenburg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3 = 'Mecklenburg-Vorpommer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4 = 'Sachsen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5 = 'Sachsen-Anhal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16 = 'Thüringen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westost</text:p>
          </table:table-cell>
          <table:table-cell table:style-name="ce30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East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olgk</text:p>
          </table:table-cell>
          <table:table-cell table:style-name="ce30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3 = '20,000 to less than 50,000 inhabitants'} 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6 = '500,000 or more inhabitant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rtyp</text:p>
          </table:table-cell>
          <table:table-cell table:style-name="ce29" office:value-type="string">
            <text:p>BBSR Basic region type</text:p>
          </table:table-cell>
          <table:table-cell table:style-name="ce39" office:value-type="string" table:number-columns-spanned="1" table:number-rows-spanned="3">
            <text:p>{1, Agglomeration area, 2, Urbanized area, 3, Rural area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rtypd7</text:p>
          </table:table-cell>
          <table:table-cell table:style-name="ce29" office:value-type="string">
            <text:p>BBSR Differentiated region type</text:p>
          </table:table-cell>
          <table:table-cell table:style-name="ce41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office:value-type="string">
            <text:p>ktyp</text:p>
          </table:table-cell>
          <table:table-cell table:style-name="ce29" office:value-type="string">
            <text:p>BBSR County type</text:p>
          </table:table-cell>
          <table:table-cell table:style-name="ce39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2"/>
          <table:table-cell table:style-name="ce30"/>
          <table:covered-table-cell table:style-name="ce40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2 = 'Medium density counti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 = 'Rural counties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42" office:value-type="string">
            <text:p>{10 = "Core and large cities (kreisf. Städte u. Oberz. &gt;=100.000 E.)"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2">
          <table:table-cell table:number-columns-repeated="3"/>
          <table:table-cell table:style-name="ce42" office:value-type="string">
            <text:p>20 = "Mid sized cities (sonstige OZ/MZ (städtisch od. gemischt gepr.))"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table:style-name="ce42" office:value-type="string">
            <text:p>30 = "Small cities (sonstige MZ od. städtisch geprägte Gemeinden)"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table:style-name="ce42" office:value-type="string">
            <text:p>40 = "Rural communities (sonstige Gemeinden)"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table:style-name="ce27" office:value-type="string">
            <text:p>{11 = "Large centers and large cities ( &gt;= 500,000 inhabitants)"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3"/>
          <table:table-cell table:style-name="ce27" office:value-type="string">
            <text:p>{12 = "Smaller centers and large cities (&lt; 500,000 inhabitants)"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 table:number-columns-repeated="3"/>
          <table:table-cell office:value-type="string">
            <text:p>{30 = 'Small cities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1">
          <table:table-cell/>
          <table:table-cell office:value-type="string">
            <text:p>psu_nr</text:p>
          </table:table-cell>
          <table:table-cell table:style-name="ce32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number-columns-repeated="4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 table:style-name="ce23"/>
          <table:table-cell table:style-name="ce26" table:number-columns-repeated="3"/>
          <table:table-cell table:style-name="ce23" table:number-columns-repeated="41"/>
          <table:table-cell table:style-name="Default" table:number-columns-repeated="2"/>
          <table:table-cell table:style-name="ce23" table:number-columns-repeated="977"/>
        </table:table-row>
        <table:table-row table:style-name="ro8">
          <table:table-cell/>
          <table:table-cell table:style-name="ce27" office:value-type="string">
            <text:p>New variables created for Applied Statistics:</text:p>
          </table:table-cell>
          <table:table-cell table:number-columns-repeated="2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/>
          <table:table-cell table:style-name="ce27" table:number-columns-repeated="3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7" office:value-type="string">
            <text:p>primaryKey</text:p>
          </table:table-cell>
          <table:table-cell table:style-name="ce27" table:number-columns-repeated="2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>
          <table:table-cell/>
          <table:table-cell table:style-name="ce27" table:number-columns-repeated="3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8" office:value-type="string">
            <text:p>NoTripsPerson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Arbeit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Dienstl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Ausbildg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Einkauf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Erledigg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Freizeit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NoTripsPersonBegleitg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Arbeit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Dienstl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Ausbildg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Einkauf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Erledigg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Freizeit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DistPersonBegleitg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</text:p>
          </table:table-cell>
          <table:table-cell table:style-name="ce21" table:number-columns-repeated="3"/>
          <table:table-cell table:style-name="ce28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Arbeit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Dienstl</text:p>
          </table:table-cell>
          <table:table-cell table:style-name="ce21" table:number-columns-repeated="2"/>
          <table:table-cell table:style-name="ce28"/>
          <table:table-cell table:style-name="ce21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Ausbildg</text:p>
          </table:table-cell>
          <table:table-cell table:style-name="ce21" table:number-columns-repeated="2"/>
          <table:table-cell table:style-name="ce28"/>
          <table:table-cell table:style-name="ce21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Einkauf</text:p>
          </table:table-cell>
          <table:table-cell table:style-name="ce21" table:number-columns-repeated="2"/>
          <table:table-cell table:style-name="ce28"/>
          <table:table-cell table:style-name="ce21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Erledigg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Freizeit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10">
          <table:table-cell/>
          <table:table-cell table:style-name="ce21" office:value-type="string">
            <text:p>TripTimePersonBegleitg</text:p>
          </table:table-cell>
          <table:table-cell table:style-name="ce21" table:number-columns-repeated="4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 table:number-rows-repeated="10">
          <table:table-cell/>
          <table:table-cell table:style-name="ce27" table:number-columns-repeated="3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 table:number-rows-repeated="103">
          <table:table-cell table:number-columns-repeated="4"/>
          <table:table-cell table:style-name="ce21" table:number-columns-repeated="2"/>
          <table:table-cell table:number-columns-repeated="39"/>
          <table:table-cell table:style-name="Default" table:number-columns-repeated="2"/>
          <table:table-cell table:number-columns-repeated="977"/>
        </table:table-row>
        <table:table-row table:style-name="ro8" table:number-rows-repeated="104727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rip data" table:style-name="ta5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1"/>
        <table:table-row table:style-name="ro1">
          <table:table-cell office:value-type="string">
            <text:p>Wertelabels MiD Muc 2008 Household Dataset</text:p>
          </table:table-cell>
          <table:table-cell table:number-columns-repeated="1023"/>
        </table:table-row>
        <table:table-row table:style-name="ro2">
          <table:table-cell table:style-name="ce13"/>
          <table:table-cell table:number-columns-repeated="1023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3" office:value-type="string">
            <text:p>Variable Label</text:p>
          </table:table-cell>
          <table:table-cell table:style-name="ce3" office:value-type="string">
            <text:p>Data Label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Person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id</text:p>
          </table:table-cell>
          <table:table-cell office:value-type="string">
            <text:p>Trip ID (primary key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sid</text:p>
          </table:table-cell>
          <table:table-cell office:value-type="string">
            <text:p>Sorted trip ID (with regular work trips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_gew</text:p>
          </table:table-cell>
          <table:table-cell office:value-type="string">
            <text:p>Trip weighting factor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source</text:p>
          </table:table-cell>
          <table:table-cell office:value-type="string">
            <text:p>Source of trip entries</text:p>
          </table:table-cell>
          <table:table-cell table:style-name="ce6" office:value-type="string">
            <text:p>0 = 'Reported directly by the person making the tr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regular work trip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int_typ9</text:p>
          </table:table-cell>
          <table:table-cell office:value-type="string">
            <text:p>Form of the personal/trip interview (9 types)</text:p>
          </table:table-cell>
          <table:table-cell office:value-type="string">
            <text:p>1 = 'Adult &gt; 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2 = 'Adult &gt; 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 = 'Child 10-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3">
          <table:table-cell table:number-columns-repeated="3"/>
          <table:table-cell table:style-name="ce44" office:value-type="string">
            <text:p>6 = 'Adult &gt; 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3">
          <table:table-cell table:number-columns-repeated="3"/>
          <table:table-cell table:style-name="ce44" office:value-type="string">
            <text:p>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8 = 'Adult &gt; 13 years (individaul) without trip protocol (Reporting period &gt; 3 days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9 = 'Child 10-13 J. (individaul) without trip protocol (Reporting period &gt; 3 days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ich_j</text:p>
          </table:table-cell>
          <table:table-cell office:value-type="string">
            <text:p>Reporting day (calender yea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ich_m</text:p>
          </table:table-cell>
          <table:table-cell office:value-type="string">
            <text:p>Reporting day (calander month)</text:p>
          </table:table-cell>
          <table:table-cell office:value-type="string">
            <text:p>{1 = 'Januar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Februa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March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ril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M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Jun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Jul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Augus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Septemb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 = 'Octob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Novemb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December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ichtag</text:p>
          </table:table-cell>
          <table:table-cell office:value-type="string">
            <text:p>Reporting day (day of the week)</text:p>
          </table:table-cell>
          <table:table-cell office:value-type="string">
            <text:p>{1 = 'Monday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Tues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Wednes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Thurs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Fri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Satur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Sunda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ichwo</text:p>
          </table:table-cell>
          <table:table-cell office:value-type="string">
            <text:p>Reporting day (calander week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saison</text:p>
          </table:table-cell>
          <table:table-cell office:value-type="string">
            <text:p>Season of year of the reporting day</text:p>
          </table:table-cell>
          <table:table-cell office:value-type="string">
            <text:p>1 = 'Wint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Spring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Summ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Autumn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_time</text:p>
          </table:table-cell>
          <table:table-cell office:value-type="string">
            <text:p>Trip beginning (time)</text:p>
          </table:table-cell>
          <table:table-cell office:value-type="string">
            <text:p>1083600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_std</text:p>
          </table:table-cell>
          <table:table-cell office:value-type="string">
            <text:p>Trip beginning (hour)</text:p>
          </table:table-cell>
          <table:table-cell office:value-type="string">
            <text:p>301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_min</text:p>
          </table:table-cell>
          <table:table-cell office:value-type="string">
            <text:p>Trip beginning (minute)</text:p>
          </table:table-cell>
          <table:table-cell office:value-type="string">
            <text:p>301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_stdg</text:p>
          </table:table-cell>
          <table:table-cell office:value-type="string">
            <text:p>Grouped trip start times</text:p>
          </table:table-cell>
          <table:table-cell office:value-type="string">
            <text:p>1 = 'Before 5 a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From 5 to before 7 a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From 7 to before 9 a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From 9 to before 11 a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From 11 am to before 2 p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 = 'From 2 to before 5 p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From 5 to before 8 p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From 8 to before 10 p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After 10 pm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en_time</text:p>
          </table:table-cell>
          <table:table-cell office:value-type="string">
            <text:p>Trip end (time)</text:p>
          </table:table-cell>
          <table:table-cell office:value-type="string">
            <text:p>1083600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en_std</text:p>
          </table:table-cell>
          <table:table-cell office:value-type="string">
            <text:p>Trip end (hour)</text:p>
          </table:table-cell>
          <table:table-cell office:value-type="string">
            <text:p>301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en_min</text:p>
          </table:table-cell>
          <table:table-cell office:value-type="string">
            <text:p>Trip end (minute)</text:p>
          </table:table-cell>
          <table:table-cell office:value-type="string">
            <text:p>301 = 'Not asked for regular work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t_dat</text:p>
          </table:table-cell>
          <table:table-cell office:value-type="string">
            <text:p>Trip beginning (reporting day/following day)</text:p>
          </table:table-cell>
          <table:table-cell office:value-type="string">
            <text:p>0 = '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Following da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en_dat</text:p>
          </table:table-cell>
          <table:table-cell office:value-type="string">
            <text:p>Trip end (reporting day/following day)</text:p>
          </table:table-cell>
          <table:table-cell office:value-type="string">
            <text:p>0 = '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Following da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4</text:p>
          </table:table-cell>
          <table:table-cell table:style-name="ce43" office:value-type="string">
            <text:p>Trip purpose</text:p>
          </table:table-cell>
          <table:table-cell office:value-type="string">
            <text:p>{1 = 'Reaching the workplac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table:style-name="ce6" office:value-type="string">
            <text:p>{2 = 'Service/busines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{3 = 'Reaching an educational location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4 = 'Shopping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5 = 'Private errand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{6 = 'Bringing/picking up of peopl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7 = 'Free time activity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8 = 'Back hom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{9 = 'Return trip from a previously mentioned trip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10 = 'Oth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11 = 'Chaperoning adul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31 = 'to (Pre-) School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32 = 'Kindergarte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97 = 'Entry refus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{9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4_dzw</text:p>
          </table:table-cell>
          <table:table-cell table:style-name="ce43" office:value-type="string">
            <text:p>Detailed trip purpose</text:p>
          </table:table-cell>
          <table:table-cell office:value-type="string">
            <text:p>{11 = 'Chaperoning adul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501 = 'daily needs (e.g. food, fuel, etc.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502 = 'other goods (eg clothing, furniture, household goods, etc.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3"/>
          <table:table-cell office:value-type="string">
            <text:p>503 = 'general shopping spre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504 = 'Services (eg hairdressing, shoe, etc.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5 = 'Other shopping purpos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99 = 'Purchases, no detail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01 = 'Arztbesuch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Behörde, Bank, Post, Geldautomat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uthority, bank, post office, cash machin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04 = 'other private purpose erran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05 = 'Betreuung anderer Persone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99 = 'Errand, no detail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1 = 'Visiting/meeting friends or relative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2 = 'Visit cultural institution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3 = 'Visit events (eg. Soccer game, market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4 = 'Sport (actively), sport club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705 = 'Further training (eg. Language course, adult evening classes, extra help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06 = 'Hotel, restaurant, pub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7 = 'Garden plot, weekend hous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8 = 'Day trip, multi day trip (up to 4 days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09 = 'Vacation (more than 5 days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10 = 'walk, joyrid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11 = 'Take the dog ou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12 = 'Running, jogging, inline skating, nordic walking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13 = 'Church, graveyar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14 = 'Volunteer, club, political activit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15 = 'Work in free time to earn mone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16 = 'Chaperoning children (park etc)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17 = 'Hobby (eg. To play music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18 = 'Youth free time hom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19 = 'Playground, playing on the stree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20 = 'Other free time activit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99 = 'No detailed free time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9 = 'no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307 = 'No shopping or free time trip mad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4_sons</text:p>
          </table:table-cell>
          <table:table-cell office:value-type="string">
            <text:p>Other trip purpose: open entry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wzweck</text:p>
          </table:table-cell>
          <table:table-cell office:value-type="string">
            <text:p>Main purpose of the trip</text:p>
          </table:table-cell>
          <table:table-cell office:value-type="string">
            <text:p>1 = 'Work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Servic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Apprenticesh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Shopping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Errand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 = 'Free tim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Chaperoning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1</text:p>
          </table:table-cell>
          <table:table-cell office:value-type="string">
            <text:p>Starting point of the first trip</text:p>
          </table:table-cell>
          <table:table-cell office:value-type="string">
            <text:p>1 = 'Hom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Workplac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Another place inside the c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Another place outside the c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2 = 'Not asked past the second tr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3 = 'Scheduled first trip is a return trip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13</text:p>
          </table:table-cell>
          <table:table-cell office:value-type="string">
            <text:p>Destination of the trip</text:p>
          </table:table-cell>
          <table:table-cell office:value-type="string">
            <text:p>1 = 'Hom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Workplac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Another place inside the c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Another place outside the c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Round tr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04 = 'Not asked for return tr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5 = 'Not asked for nursery or kindergarten trip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44</text:p>
          </table:table-cell>
          <table:table-cell office:value-type="string">
            <text:p>Destination of shopping, errand, and free time trips</text:p>
          </table:table-cell>
          <table:table-cell office:value-type="string">
            <text:p>1 = 'Within the nearby area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Center inside the city or t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14" office:value-type="string">
            <text:p>3 = 'Shopping center in the city or surrounding area, in the outskirt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Other goa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306 = 'No trip with detailed purpose 501-505 and 601-602 (see w04_dzw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7 = 'Not a shopping, errand or free time trip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</text:p>
          </table:table-cell>
          <table:table-cell table:style-name="ce43" office:value-type="string">
            <text:p>Transportation mode used: by foot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2</text:p>
          </table:table-cell>
          <table:table-cell table:style-name="ce43" office:value-type="string">
            <text:p>Transportation mode used: bicycle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5_3</text:p>
          </table:table-cell>
          <table:table-cell table:style-name="ce43" office:value-type="string">
            <text:p>Transportation mode used: scooter/moped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4</text:p>
          </table:table-cell>
          <table:table-cell table:style-name="ce43" office:value-type="string">
            <text:p>Transportation mode used: motorcycle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mrad_f</text:p>
          </table:table-cell>
          <table:table-cell table:style-name="ce43" office:value-type="string">
            <text:p>Transportation mode used: motorcycle as driver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motorcyc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mrad_mf</text:p>
          </table:table-cell>
          <table:table-cell table:style-name="ce43" office:value-type="string">
            <text:p>Transportation mode used: motorcycle as passenger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motorcyc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5</text:p>
          </table:table-cell>
          <table:table-cell table:style-name="ce43" office:value-type="string">
            <text:p>Transportation mode used: car 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kw_f</text:p>
          </table:table-cell>
          <table:table-cell table:style-name="ce43" office:value-type="string">
            <text:p>Transportation mode used: car (as driver)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ca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kw_mf</text:p>
          </table:table-cell>
          <table:table-cell table:style-name="ce43" office:value-type="string">
            <text:p>Transportation mode used: car (as passenger)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ca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7</text:p>
          </table:table-cell>
          <table:table-cell table:style-name="ce43" office:value-type="string">
            <text:p>Transportation mode used: truck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lkw_f</text:p>
          </table:table-cell>
          <table:table-cell table:style-name="ce43" office:value-type="string">
            <text:p>Transportation mode used: truck (as driver)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truck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lkw_mf</text:p>
          </table:table-cell>
          <table:table-cell table:style-name="ce43" office:value-type="string">
            <text:p>Transportation mode used: truck (as passenger)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ce43"/>
          <table:table-cell office:value-type="string">
            <text:p>301 = 'For regular working trips driver/passenger was not ask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1 = 'Trip not made by truck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1</text:p>
          </table:table-cell>
          <table:table-cell table:style-name="ce43" office:value-type="string">
            <text:p>Transportation mode used: bus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5_12</text:p>
          </table:table-cell>
          <table:table-cell table:style-name="ce43" office:value-type="string">
            <text:p>Transportation mode used: U-bahn/tram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3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5_13</text:p>
          </table:table-cell>
          <table:table-cell table:style-name="ce43" office:value-type="string">
            <text:p>Transportation mode used: S-bahn/commuter train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4</text:p>
          </table:table-cell>
          <table:table-cell table:style-name="ce43" office:value-type="string">
            <text:p>Transportation mode used: taxi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5</text:p>
          </table:table-cell>
          <table:table-cell table:style-name="ce43" office:value-type="string">
            <text:p>Transportation mode used: ship/ferry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5_16</text:p>
          </table:table-cell>
          <table:table-cell table:style-name="ce43" office:value-type="string">
            <text:p>Transportation mode used: long distance train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7</text:p>
          </table:table-cell>
          <table:table-cell table:style-name="ce43" office:value-type="string">
            <text:p>Transportation mode used: travel bus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18</text:p>
          </table:table-cell>
          <table:table-cell table:style-name="ce43" office:value-type="string">
            <text:p>Transportation mode used: airplane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20</text:p>
          </table:table-cell>
          <table:table-cell table:style-name="ce43" office:value-type="string">
            <text:p>Transportation mode used: other mode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5_22</text:p>
          </table:table-cell>
          <table:table-cell table:style-name="ce43" office:value-type="string">
            <text:p>Transportation mode used: entry refused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5_23</text:p>
          </table:table-cell>
          <table:table-cell table:style-name="ce43" office:value-type="string">
            <text:p>Transportation mode used: unknown</text:p>
          </table:table-cell>
          <table:table-cell table:style-name="ce1" office:value-type="string">
            <text:p>{0 = 'Not 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1" office:value-type="string">
            <text:p>{1 = '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vm_diff</text:p>
          </table:table-cell>
          <table:table-cell office:value-type="string">
            <text:p>Main mode of transportation (differentiated)</text:p>
          </table:table-cell>
          <table:table-cell table:style-name="ce1" office:value-type="string">
            <text:p>{1 = 'By foo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Bicycl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3 = 'Scooter/mop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4 = 'Motorcycl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5 = 'Car passeng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6 = 'Car driv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7 = 'Truck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8 = 'Public transportatio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9 = 'Taxi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10 = 'Ship,train,Bus,airplan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11 = 'Oth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vm</text:p>
          </table:table-cell>
          <table:table-cell office:value-type="string">
            <text:p>Main mode of transportation </text:p>
          </table:table-cell>
          <table:table-cell table:style-name="ce1" office:value-type="string">
            <text:p>{1 = 'By foo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Bicycl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 = 'Private motorized vehicle (passenger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 = 'Private motorized vehicle (driver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Public transpor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vm_oev</text:p>
          </table:table-cell>
          <table:table-cell office:value-type="string">
            <text:p>Main mode of transportation (Public transport variation)</text:p>
          </table:table-cell>
          <table:table-cell table:style-name="ce1" office:value-type="string">
            <text:p>{1 = 'By foo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Bicycl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 = 'Private motorized vehicle (passenger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 = 'Private motorized vehicle (driver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5='short distance public transpor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='long distance public transpor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vm_kombi</text:p>
          </table:table-cell>
          <table:table-cell office:value-type="string">
            <text:p>Transportation mode combination</text:p>
          </table:table-cell>
          <table:table-cell table:style-name="ce1" office:value-type="string">
            <text:p>{1 = 'By foo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Bicycl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 = 'Bicycle and public transpor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Public transportation onl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5 = 'Private motorized vehicle (passenger) and public transpor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 = 'Private motorized vehicle (driver) and public transpor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7 = 'Private motorized vehicle (passenger) onl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8 = 'Private motorized vehicle (driver) onl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Othe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61</text:p>
          </table:table-cell>
          <table:table-cell office:value-type="string">
            <text:p>Driver or passenger</text:p>
          </table:table-cell>
          <table:table-cell office:value-type="string">
            <text:p>1 = 'Driv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Passeng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Varie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 = 'no entr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44" office:value-type="string">
            <text:p>501 = 'Trip not made by motorcycle, car or truck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62</text:p>
          </table:table-cell>
          <table:table-cell office:value-type="string">
            <text:p>Car from the same household</text:p>
          </table:table-cell>
          <table:table-cell table:style-name="ce1" office:value-type="string">
            <text:p>{1 = 'Ye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N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7 = 'Entry refus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01 = 'Household without a ca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06 = 'Household with more than 4 ca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2 = 'Trip made without ca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63</text:p>
          </table:table-cell>
          <table:table-cell office:value-type="string">
            <text:p>Which car? ID of the household car (vmid)</text:p>
          </table:table-cell>
          <table:table-cell office:value-type="string">
            <text:p>1 = 'Car 1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Car 2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Car 3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Other vehicl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7 = 'Entry refus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01 = 'Household without a ca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06 = 'Household with more than 4 ca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02 = 'Trip made without ca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503 = 'Trip made with car, but without use of a household ca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7</text:p>
          </table:table-cell>
          <table:table-cell table:style-name="ce5" office:value-type="string">
            <text:p>Number of accompanying people</text:p>
          </table:table-cell>
          <table:table-cell table:style-name="ce1" office:value-type="string">
            <text:p>{0 = 'Trip made alone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44" office:value-type="string">
            <text:p>94 = 'Implausible valu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office:value-type="string">
            <text:p>9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office:value-type="string">
            <text:p>9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anzpers</text:p>
          </table:table-cell>
          <table:table-cell office:value-type="string">
            <text:p>Number of people (incl. surveyed person)</text:p>
          </table:table-cell>
          <table:table-cell table:style-name="ce44" office:value-type="string">
            <text:p>94 = 'Implausible valu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1</text:p>
          </table:table-cell>
          <table:table-cell table:style-name="ce5" office:value-type="string">
            <text:p>Were the accompanying people from the household?</text:p>
          </table:table-cell>
          <table:table-cell table:style-name="ce1" office:value-type="string">
            <text:p>{1 = 'Ye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2 = 'N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7 = 'Entry refus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1</text:p>
          </table:table-cell>
          <table:table-cell office:value-type="string">
            <text:p>Accomanying person from the household: Person 1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2</text:p>
          </table:table-cell>
          <table:table-cell office:value-type="string">
            <text:p>Accomanying person from the household: Person 2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3</text:p>
          </table:table-cell>
          <table:table-cell office:value-type="string">
            <text:p>Accomanying person from the household: Person 3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4</text:p>
          </table:table-cell>
          <table:table-cell office:value-type="string">
            <text:p>Accomanying person from the household: Person 4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5</text:p>
          </table:table-cell>
          <table:table-cell office:value-type="string">
            <text:p>Accomanying person from the household: Person 5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6</text:p>
          </table:table-cell>
          <table:table-cell office:value-type="string">
            <text:p>Accomanying person from the household: Person 6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7</text:p>
          </table:table-cell>
          <table:table-cell office:value-type="string">
            <text:p>Accomanying person from the household: Person 7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8</text:p>
          </table:table-cell>
          <table:table-cell office:value-type="string">
            <text:p>Accomanying person from the household: Person 8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9</text:p>
          </table:table-cell>
          <table:table-cell office:value-type="string">
            <text:p>Accomanying person from the household: Other person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2_10</text:p>
          </table:table-cell>
          <table:table-cell office:value-type="string">
            <text:p>Accomanying person from the household: Unknown</text:p>
          </table:table-cell>
          <table:table-cell office:value-type="string">
            <text:p>0 = 'not 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1 = 'selec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w073</text:p>
          </table:table-cell>
          <table:table-cell office:value-type="string">
            <text:p>Which person was the driver?</text:p>
          </table:table-cell>
          <table:table-cell office:value-type="string">
            <text:p>1 = 'Person 1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Person 2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Person 3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4 = 'Person 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5 = 'Person 5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 = 'Person 6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7 = 'Person 7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8 = 'Person 8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9 = 'Other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8 = '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44" office:value-type="string">
            <text:p>501 = 'Trip not made by motorcycle, car or truck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2 = 'accompanying person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603 = 'no information if the accompanying person is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04 = 'Person drove themselve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605 = 'Driver varie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074</text:p>
          </table:table-cell>
          <table:table-cell office:value-type="string">
            <text:p>Main trip purpose of the accompanying people</text:p>
          </table:table-cell>
          <table:table-cell office:value-type="string">
            <text:p>{1 = 'Reaching the workplac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6" office:value-type="string">
            <text:p>{2 = 'Service/busines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Reaching an educational location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Shopping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rivate errand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Free time activity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 = 'Other activit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01 = '1 person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309 = 'Trip not made with the purpose of dropping off or picking up peopl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7 = 'Accompanying person from the househol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begleit</text:p>
          </table:table-cell>
          <table:table-cell office:value-type="string">
            <text:p>Trips with accompanying people: Characteristics of the accompanying person</text:p>
          </table:table-cell>
          <table:table-cell office:value-type="string">
            <text:p>1 = 'Child(ren) from the household (&lt; 14 years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2 = 'Teenager(s) from the household (14 -17 years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 = 'Adult(s)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4 = 'Child(ren) and teenager(s)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5 = 'Child(ren) and adult(s)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 = 'Teenager(s) and adult(s)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7 = 'Child(ren), teenager(s) and adult(s)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8 = 'Other person/people not from the househo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5 = 'Cannot be classifi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601 = 'Trip made without accompanying people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egkm_k</text:p>
          </table:table-cell>
          <table:table-cell table:style-name="ce44" office:value-type="string">
            <text:p>Corrected trip distance (km)</text:p>
          </table:table-cell>
          <table:table-cell office:value-type="string">
            <text:p>9994 = 'implausible valu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97 = 'entry refus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98 = 'unknown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egmin_k</text:p>
          </table:table-cell>
          <table:table-cell office:value-type="string">
            <text:p>Corrected trip duration (min)</text:p>
          </table:table-cell>
          <table:table-cell office:value-type="string">
            <text:p>994 = 'implausible valu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tempo</text:p>
          </table:table-cell>
          <table:table-cell office:value-type="string">
            <text:p>Trip speed (km/h)</text:p>
          </table:table-cell>
          <table:table-cell office:value-type="string">
            <text:p>994 = 'implausible valu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995 = 'Value cannot be calcula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3301 = 'Not asked for regular working trip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co2weg</text:p>
          </table:table-cell>
          <table:table-cell table:style-name="ce44" office:value-type="string">
            <text:p>CO2 emissions from the complete trip (kg)</text:p>
          </table:table-cell>
          <table:table-cell office:value-type="string">
            <text:p>995 = 'Value cannot be calculate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kraftweg</text:p>
          </table:table-cell>
          <table:table-cell table:style-name="ce44" office:value-type="string">
            <text:p>fuel consumption for the complete trip (only for car trips) [Liter]</text:p>
          </table:table-cell>
          <table:table-cell office:value-type="string">
            <text:p>95 = 'Value cannot be calculated (not a motorized private trip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eink</text:p>
          </table:table-cell>
          <table:table-cell office:value-type="string">
            <text:p>Approximate monthly net income of the household</text:p>
          </table:table-cell>
          <table:table-cell office:value-type="string">
            <text:p>{1 = 'Less than 5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500 Euro to less than 9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900 Euro to less than 1,5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 = '1,500 Euro to less than 2,000 Euro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2,000 Euro to less than 2,6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6 = '2,600 Euro to less than 3,0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3,000 Euro to less than 3,600 Euro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3,600 Euro to less than 4,0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 = '4,000 Euro to less than 4,6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4,600 Euro to less than 5,0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1 = '5,000 Euro to less than 5,6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2 = '5,600 Euro to less than 6,0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6,000 Euro to less than 6,600 Euro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6,600 Euro to 7,000 Euro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5 = 'More than 7,000 Euro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Low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Middl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High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Very high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h04_3</text:p>
          </table:table-cell>
          <table:table-cell office:value-type="string">
            <text:p>Number of cars in the household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Single paren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1 = 'Not a private househol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sex</text:p>
          </table:table-cell>
          <table:table-cell office:value-type="string">
            <text:p>Gender (missing data taken from household interview)</text:p>
          </table:table-cell>
          <table:table-cell office:value-type="string">
            <text:p>1 = 'mal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femal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alter</text:p>
          </table:table-cell>
          <table:table-cell office:value-type="string">
            <text:p>Age (missing data supplemented from household interview)</text:p>
          </table:table-cell>
          <table:table-cell office:value-type="string">
            <text:p>{994 = 'Implausible valu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altg1</text:p>
          </table:table-cell>
          <table:table-cell office:value-type="string">
            <text:p>Age group (variable 1)</text:p>
          </table:table-cell>
          <table:table-cell table:style-name="ce1" office:value-type="string">
            <text:p>1 = '0 - 5 yea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6 - 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10 - 13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4 = '14 - 17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5 = '18 - 2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 = '25 - 4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7 = '45 - 5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8 = '60 - 6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 = '65 and old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altg2</text:p>
          </table:table-cell>
          <table:table-cell office:value-type="string">
            <text:p>Age group (variable 2)</text:p>
          </table:table-cell>
          <table:table-cell table:style-name="ce1" office:value-type="string">
            <text:p>1 = '0 - 9 yea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10 - 1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20 - 2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4 = '30 - 3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5 = '40 - 4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 = '50 - 5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7 = '60 - 6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8 = '70 - 7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 = '80 and old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hp_altg3</text:p>
          </table:table-cell>
          <table:table-cell office:value-type="string">
            <text:p>Age group (variable 3)</text:p>
          </table:table-cell>
          <table:table-cell table:style-name="ce1" office:value-type="string">
            <text:p>1 = '0 - 4 yea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5 - 10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11 - 13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4 = '14 - 17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5 = '18 - 2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 = '30 - 3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7 = '40 - 4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8 = '50 - 59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 = '60 - 6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 = '65 - 74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1 = '75 and old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9 = 'No entry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hp_besch</text:p>
          </table:table-cell>
          <table:table-cell office:value-type="string">
            <text:p>Activity (including differentiated employment status, entries from personal/household interviews)</text:p>
          </table:table-cell>
          <table:table-cell office:value-type="string">
            <text:p>{1 = 'Employed full time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hp_pkwfs</text:p>
          </table:table-cell>
          <table:table-cell office:value-type="string">
            <text:p>Car drivers license (from p061_3, taken from the household interview entry)</text:p>
          </table:table-cell>
          <table:table-cell office:value-type="string">
            <text:p>1 = 'ye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2 = 'no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ergrup</text:p>
          </table:table-cell>
          <table:table-cell table:style-name="ce4" office:value-type="string">
            <text:p>Behaviourly homogeneous groups (9 groups)</text:p>
          </table:table-cell>
          <table:table-cell table:style-name="ce20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4 = 'Unemployed person with no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5 = 'Studen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6 = 'Apprentic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7 = 'Child under 6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8 = 'Pupil 7-10 years of ag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9 = 'Pupil over 11 years of ag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95 = 'Not assign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ergrup1</text:p>
          </table:table-cell>
          <table:table-cell table:style-name="ce4" office:value-type="string">
            <text:p>Behaviourly homogeneous groups (12 groups)</text:p>
          </table:table-cell>
          <table:table-cell table:style-name="ce20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4 = 'Unemployed person with no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5 = 'Student with available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6 = 'Student with no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7 = 'Apprentice with available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20" office:value-type="string">
            <text:p>{8 = 'Apprentice with no car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9 = 'Child 0-6 year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10 = 'Pupil 7-10 years of age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11 = 'Pupil over 11 years of age with available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12 = 'Pupil over 11 years of age with no ca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table-cell table:style-name="ce19" office:value-type="string">
            <text:p>{95 = 'Not assign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070</text:p>
          </table:table-cell>
          <table:table-cell table:style-name="ce4" office:value-type="string">
            <text:p>Predominantly used public transport ticket</text:p>
          </table:table-cell>
          <table:table-cell table:style-name="ce17" office:value-type="string">
            <text:p>{1 = 'One way ticket, Day pass, short trip ticke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6" office:value-type="string">
            <text:p>{2 = 'Multi-trip ticket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7" office:value-type="string">
            <text:p>{3 = 'Weekly pass, Monthly pass without subscriptio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4 = 'Monthly pass by subscription, Yearly pass'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5 = 'Job ticket, Semester ticke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6 = 'Other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7" office:value-type="string">
            <text:p>{96 = 'Never use public transpor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97 = 'Entry Refus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9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lebensph</text:p>
          </table:table-cell>
          <table:table-cell office:value-type="string">
            <text:p>Phase of life (taken from hp_besch)</text:p>
          </table:table-cell>
          <table:table-cell table:style-name="ce15" office:value-type="string">
            <text:p>1 = 'Employed full time (incl. Azubi, Zivi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Employed part tim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Pupi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4 = 'Student - univers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5 = 'Child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 = 'Homemaker (incl. Parental leave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7 = 'Retiree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8 = 'Other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gesein</text:p>
          </table:table-cell>
          <table:table-cell office:value-type="string">
            <text:p>Health Restriction: yes, no</text:p>
          </table:table-cell>
          <table:table-cell table:style-name="ce1" office:value-type="string">
            <text:p>1 = 'Person with health limi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Person without health limitatio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Entry refused, unknown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ov_seg</text:p>
          </table:table-cell>
          <table:table-cell office:value-type="string">
            <text:p>Means of transport - user segment</text:p>
          </table:table-cell>
          <table:table-cell table:style-name="ce1" office:value-type="string">
            <text:p>1 = 'Limited mobilit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2 = 'Cyclist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3 = 'Public transportation captive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4 = 'Public transportation regular custom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5 = 'Public transportation occasional custom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 = 'Public transportation possible customer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7 = 'IV-regular customers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95 = 'Segment cannot be determined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3</text:p>
          </table:table-cell>
          <table:table-cell table:style-name="ce5" office:value-type="string">
            <text:p>How was the weather on the reporting day?</text:p>
          </table:table-cell>
          <table:table-cell table:style-name="ce16" office:value-type="string">
            <text:p>{1 = 'Sunn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7" office:value-type="string">
            <text:p>{2 = 'Light cloud, pleasan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3 = 'Heavy cloud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4 = 'Rainy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5 = 'Snow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4</text:p>
          </table:table-cell>
          <table:table-cell table:style-name="ce44" office:value-type="string">
            <text:p>Is your car available for private trips?</text:p>
          </table:table-cell>
          <table:table-cell table:style-name="ce16" office:value-type="string">
            <text:p>{1 = 'Yes, alway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2 = 'Yes, some of the time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3 = 'No, not at all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3 = 'Child 10-13 years (individual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4 = 'Child 10-13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05 = 'Child &lt; 10 years (Proxy) with trip protocol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>
            <text:p>107 = 'Child 10-13 years (individual) without trip protocol (Reporting period &lt;= 3 Tage/ out of the country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>
            <text:p>109 = 'Child 10-13 J. (individaul) without trip protocol (Reporting period &gt; 3 days)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111 = 'Person under 15 years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1</text:p>
          </table:table-cell>
          <table:table-cell office:value-type="string">
            <text:p>Was the reporting day a normal day for you?</text:p>
          </table:table-cell>
          <table:table-cell table:style-name="ce16" office:value-type="string">
            <text:p>{1 = 'Yes, it was a normal weekday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2 = 'No, it was not a normal weekday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7 = 'Entry Refused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6" office:value-type="string">
            <text:p>{8 = 'Unknow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2_1</text:p>
          </table:table-cell>
          <table:table-cell office:value-type="string">
            <text:p>Reporting day not normal: vacation inside Germany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2_2</text:p>
          </table:table-cell>
          <table:table-cell office:value-type="string">
            <text:p>Reporting day not normal: vacation outside Germany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s02_3</text:p>
          </table:table-cell>
          <table:table-cell office:value-type="string">
            <text:p>Reporting day not normal: illness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2_4</text:p>
          </table:table-cell>
          <table:table-cell office:value-type="string">
            <text:p>Reporting day not normal: did not leave the house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2_5</text:p>
          </table:table-cell>
          <table:table-cell office:value-type="string">
            <text:p>Reporting day not normal: other reason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02_6</text:p>
          </table:table-cell>
          <table:table-cell office:value-type="string">
            <text:p>Reporting day not normal: entry refused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s02_7</text:p>
          </table:table-cell>
          <table:table-cell office:value-type="string">
            <text:p>Reporting day not normal: unknown </text:p>
          </table:table-cell>
          <table:table-cell office:value-type="string">
            <text:p>{0 = 'Not selected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 = 'Selecte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2 = 'Person with normal reporting day'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>
            <text:p>607 = 'Person without information concerning the reporting day (normality)'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Hamburg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Niedersachsen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4 = 'Breme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5 = 'Nordrhein-Westfale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Hesse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7 = 'Rheinland-Pfalz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8 = 'Baden-Württemberg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9 = 'Bayer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0 = 'Saarland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1 = 'Berli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2 = 'Brandenburg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3 = 'Mecklenburg-Vorpommer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4 = 'Sachsen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5 = 'Sachsen-Anhal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16 = 'Thüringen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westost</text:p>
          </table:table-cell>
          <table:table-cell table:style-name="ce4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East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olgk</text:p>
          </table:table-cell>
          <table:table-cell table:style-name="ce4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3 = '20,000 to less than 50,000 inhabitants'} 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6 = '500,000 or more inhabitants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rtyp</text:p>
          </table:table-cell>
          <table:table-cell table:style-name="ce5" office:value-type="string">
            <text:p>BBSR Basic region type</text:p>
          </table:table-cell>
          <table:table-cell table:style-name="ce7" office:value-type="string" table:number-columns-spanned="1" table:number-rows-spanned="3">
            <text:p>{1, Agglomeration area, 2, Urbanized area, 3, Rural area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rtypd7</text:p>
          </table:table-cell>
          <table:table-cell table:style-name="ce5" office:value-type="string">
            <text:p>BBSR Differentiated region type</text:p>
          </table:table-cell>
          <table:table-cell table:style-name="ce9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ktyp</text:p>
          </table:table-cell>
          <table:table-cell table:style-name="ce5" office:value-type="string">
            <text:p>BBSR County type</text:p>
          </table:table-cell>
          <table:table-cell table:style-name="ce7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2 = 'Medium density countie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 = 'Rural counties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10" office:value-type="string">
            <text:p>{10 = "Core and large cities (kreisf. Städte u. Oberz. &gt;=100.000 E.)"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5">
          <table:table-cell table:number-columns-repeated="3"/>
          <table:table-cell table:style-name="ce10" office:value-type="string">
            <text:p>20 = "Mid sized cities (sonstige OZ/MZ (städtisch od. gemischt gepr.))"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10" office:value-type="string">
            <text:p>30 = "Small cities (sonstige MZ od. städtisch geprägte Gemeinden)"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10" office:value-type="string">
            <text:p>40 = "Rural communities (sonstige Gemeinden)"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table:style-name="ce11" office:value-type="string">
            <text:p>{11 = "Large centers and large cities ( &gt;= 500,000 inhabitants)"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11" office:value-type="string">
            <text:p>{12 = "Smaller centers and large cities (&lt; 500,000 inhabitants)"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{30 = 'Small cities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4">
          <table:table-cell/>
          <table:table-cell office:value-type="string">
            <text:p>psu_nr</text:p>
          </table:table-cell>
          <table:table-cell table:style-name="ce14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 table:number-rows-repeated="590">
          <table:table-cell table:number-columns-repeated="4"/>
          <table:table-cell table:style-name="ce1" table:number-columns-repeated="2"/>
          <table:table-cell table:number-columns-repeated="7"/>
          <table:table-cell table:style-name="ce12" table:number-columns-repeated="2"/>
          <table:table-cell table:number-columns-repeated="1009"/>
        </table:table-row>
        <table:table-row table:style-name="ro2" table:number-rows-repeated="1047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vel data" table:style-name="ta6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1"/>
        <table:table-row table:style-name="ro1">
          <table:table-cell office:value-type="string">
            <text:p>Wertelabels MiD Muc 2008 Household Dataset</text:p>
          </table:table-cell>
          <table:table-cell table:number-columns-repeated="1023"/>
        </table:table-row>
        <table:table-row table:style-name="ro2">
          <table:table-cell table:style-name="ce13"/>
          <table:table-cell table:number-columns-repeated="1023"/>
        </table:table-row>
        <table:table-row table:style-name="ro14">
          <table:table-cell/>
          <table:table-cell table:style-name="ce3" office:value-type="string">
            <text:p>Name</text:p>
          </table:table-cell>
          <table:table-cell table:style-name="ce3" office:value-type="string">
            <text:p>Variable Label</text:p>
          </table:table-cell>
          <table:table-cell table:style-name="ce3" office:value-type="string">
            <text:p>Data Label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hhid</text:p>
          </table:table-cell>
          <table:table-cell office:value-type="string">
            <text:p>Household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Personal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rid</text:p>
          </table:table-cell>
          <table:table-cell office:value-type="string">
            <text:p>Travel ID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r_gew</text:p>
          </table:table-cell>
          <table:table-cell table:style-name="ce44" office:value-type="string">
            <text:p>Weighting factor of travel trip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</text:p>
          </table:table-cell>
          <table:table-cell table:style-name="ce5" office:value-type="string">
            <text:p>Overnight trips made in the last three months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</text:p>
          </table:table-cell>
          <table:table-cell office:value-type="string">
            <text:p>What was the main purpose of the travel trip</text:p>
          </table:table-cell>
          <table:table-cell table:style-name="ce44" office:value-type="string">
            <text:p>1 = 'Ausflug, vacation, short trip to tourist destination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table:style-name="ce44" office:value-type="string">
            <text:p>2 = 'Visiting friends or aquaintance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Other private travel trip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4 = 'Service or business travel trip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table:style-name="ce44" office:value-type="string">
            <text:p>5 = 'Fahrt als Berufspendler | Wochenendpendle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6 = 'Other purpos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7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8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p1012</text:p>
          </table:table-cell>
          <table:table-cell office:value-type="string">
            <text:p>Destination of travel trip</text:p>
          </table:table-cell>
          <table:table-cell office:value-type="string">
            <text:p>1 = 'Within Germany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Within Europ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Outside of Europ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1</text:p>
          </table:table-cell>
          <table:table-cell table:style-name="ce43" office:value-type="string">
            <text:p>Transportation mode used: car 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3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2</text:p>
          </table:table-cell>
          <table:table-cell table:style-name="ce43" office:value-type="string">
            <text:p>Transportation mode used: train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3</text:p>
          </table:table-cell>
          <table:table-cell table:style-name="ce43" office:value-type="string">
            <text:p>Transportation mode used: travel bus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4</text:p>
          </table:table-cell>
          <table:table-cell table:style-name="ce43" office:value-type="string">
            <text:p>Transportation mode used: airplane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5</text:p>
          </table:table-cell>
          <table:table-cell table:style-name="ce43" office:value-type="string">
            <text:p>Transportation mode used: bicycle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3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6</text:p>
          </table:table-cell>
          <table:table-cell table:style-name="ce43" office:value-type="string">
            <text:p>Transportation mode used: ship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7</text:p>
          </table:table-cell>
          <table:table-cell table:style-name="ce43" office:value-type="string">
            <text:p>Transportation mode used: other mode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8</text:p>
          </table:table-cell>
          <table:table-cell table:style-name="ce43" office:value-type="string">
            <text:p>Transportation mode used: entry refused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3_9</text:p>
          </table:table-cell>
          <table:table-cell table:style-name="ce43" office:value-type="string">
            <text:p>Transportation mode used: unknown</text:p>
          </table:table-cell>
          <table:table-cell office:value-type="string">
            <text:p>{0 = 'Not select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5"/>
          <table:table-cell office:value-type="string">
            <text:p>{1 = 'selecte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vm_r</text:p>
          </table:table-cell>
          <table:table-cell office:value-type="string">
            <text:p>Main mode of transportation for the travel trip</text:p>
          </table:table-cell>
          <table:table-cell office:value-type="string">
            <text:p>1 = 'Ca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Train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Travel bu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4 = 'Airplan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5 = 'Bicycl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6 = 'Ship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Othe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p1014</text:p>
          </table:table-cell>
          <table:table-cell office:value-type="string">
            <text:p>Number of overnight travel trips</text:p>
          </table:table-cell>
          <table:table-cell office:value-type="string">
            <text:p>994 = 'implausible valu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7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8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5</text:p>
          </table:table-cell>
          <table:table-cell office:value-type="string">
            <text:p>Number of accompanying people from the household</text:p>
          </table:table-cell>
          <table:table-cell office:value-type="string">
            <text:p>94 = 'implausible valu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7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8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01 = '1 person household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1016</text:p>
          </table:table-cell>
          <table:table-cell office:value-type="string">
            <text:p>Distance from the home to the travel trip destination</text:p>
          </table:table-cell>
          <table:table-cell office:value-type="string">
            <text:p>99994 = 'implausible valu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997 = 'entry refuse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998 = 'unknown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heink</text:p>
          </table:table-cell>
          <table:table-cell office:value-type="string">
            <text:p>Approximate monthly net income of the household</text:p>
          </table:table-cell>
          <table:table-cell office:value-type="string">
            <text:p>{1 = 'Less than 5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 = '500 Euro to less than 9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3 = '900 Euro to less than 1,5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4 = '1,500 Euro to less than 2,000 Euro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5 = '2,000 Euro to less than 2,6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6 = '2,600 Euro to less than 3,0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7 = '3,000 Euro to less than 3,600 Euro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8 = '3,600 Euro to less than 4,0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9 = '4,000 Euro to less than 4,6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0 = '4,600 Euro to less than 5,0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1 = '5,000 Euro to less than 5,6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2 = '5,600 Euro to less than 6,0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3 = '6,000 Euro to less than 6,600 Euro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4 = '6,600 Euro to 7,000 Euro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5 = 'More than 7,000 Euro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oek_stat</text:p>
          </table:table-cell>
          <table:table-cell office:value-type="string">
            <text:p>Economic status of the household</text:p>
          </table:table-cell>
          <table:table-cell office:value-type="string">
            <text:p>{1 = 'Very low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2 = 'Low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3 = 'Middle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4 = 'High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5 = 'Very high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02</text:p>
          </table:table-cell>
          <table:table-cell office:value-type="string">
            <text:p>Number of people in the household (including person 1)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h04_3</text:p>
          </table:table-cell>
          <table:table-cell office:value-type="string">
            <text:p>Number of cars in the household</text:p>
          </table:table-cell>
          <table:table-cell office:value-type="string">
            <text:p>{9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hgr06</text:p>
          </table:table-cell>
          <table:table-cell office:value-type="string">
            <text:p>Number of people in the household under 6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hgr14</text:p>
          </table:table-cell>
          <table:table-cell office:value-type="string">
            <text:p>Number of people in the household under 14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hgr18</text:p>
          </table:table-cell>
          <table:table-cell office:value-type="string">
            <text:p>Number of people in the household und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anzerw</text:p>
          </table:table-cell>
          <table:table-cell office:value-type="string">
            <text:p>Number of people in the household over 18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htyp</text:p>
          </table:table-cell>
          <table:table-cell office:value-type="string">
            <text:p>Household type: Differentiated by size and age</text:p>
          </table:table-cell>
          <table:table-cell office:value-type="string">
            <text:p>{1 = 'One person household_Person 18 to &lt; 30 years old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 = 'One person household_Person 30 to &lt; 60 years ol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3 = 'One person household_Person 60 years or olde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4 = 'Household with two adults_youngest Person 1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5 = 'Household with two adults_youngest Person 3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6 = 'Household with two adults_youngest Person 6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7 = 'Household with three or more adult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8 = 'Household with at least one child under 6 years of ag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9 = 'Household with at least one child under 14 years of age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0 = 'Household with at least one child under 18 years of ag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1 = 'Single paren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90 = 'Age of at least one household member is 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1 = 'Not a private househol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5 = 'Cannot be classified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p_sex</text:p>
          </table:table-cell>
          <table:table-cell office:value-type="string">
            <text:p>Gender (missing data taken from household interview)</text:p>
          </table:table-cell>
          <table:table-cell office:value-type="string">
            <text:p>1 = 'mal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femal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p_alter</text:p>
          </table:table-cell>
          <table:table-cell office:value-type="string">
            <text:p>Age (missing data supplemented from household interview)</text:p>
          </table:table-cell>
          <table:table-cell office:value-type="string">
            <text:p>{994 = 'Implausible value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p_altg1</text:p>
          </table:table-cell>
          <table:table-cell office:value-type="string">
            <text:p>Age group (variable 1)</text:p>
          </table:table-cell>
          <table:table-cell office:value-type="string">
            <text:p>1 = '0 - 5 year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6 - 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10 - 13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4 = '14 - 17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5 = '18 - 24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6 = '25 - 44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45 - 5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60 - 64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 = '65 and olde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 = 'No entry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p_altg2</text:p>
          </table:table-cell>
          <table:table-cell office:value-type="string">
            <text:p>Age group (variable 2)</text:p>
          </table:table-cell>
          <table:table-cell office:value-type="string">
            <text:p>1 = '0 - 9 year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10 - 1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20 - 2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4 = '30 - 3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5 = '40 - 4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6 = '50 - 5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60 - 6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70 - 7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 = '80 and olde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 = 'No entry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hp_altg3</text:p>
          </table:table-cell>
          <table:table-cell office:value-type="string">
            <text:p>Age group (variable 3)</text:p>
          </table:table-cell>
          <table:table-cell office:value-type="string">
            <text:p>1 = '0 - 4 year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5 - 10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11 - 13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4 = '14 - 17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5 = '18 - 2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6 = '30 - 3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40 - 4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50 - 59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 = '60 - 64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10 = '65 - 74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11 = '75 and older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99 = 'No entry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5">
          <table:table-cell/>
          <table:table-cell office:value-type="string">
            <text:p>hp_besch</text:p>
          </table:table-cell>
          <table:table-cell office:value-type="string">
            <text:p>Activity (including differentiated employment status, entries from personal/household interviews)</text:p>
          </table:table-cell>
          <table:table-cell office:value-type="string">
            <text:p>{1 = 'Employed full time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 = 'Employed part time (11 to less than 35 hours per week)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3 = 'Employed without specifying the extent of employmen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4 = 'Apprentic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5 = 'Pupil (including preschool)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6 = 'University studen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7 = 'Child cared for at hom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5">
          <table:table-cell table:number-columns-repeated="3"/>
          <table:table-cell office:value-type="string">
            <text:p>{8 = 'Child cared for in kindergarten, day care, baby sitter, etc.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 = 'Currently unemploy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0 = 'Temporary leave (eg. Maternity or Paternity leave)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1 = 'Homemake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2 = 'Retiree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3 = 'Military or civil service, voluntary service'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4 = 'Othe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9 = 'No entry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5">
          <table:table-cell/>
          <table:table-cell office:value-type="string">
            <text:p>hp_pkwfs</text:p>
          </table:table-cell>
          <table:table-cell office:value-type="string">
            <text:p>Car drivers license (from p061_3, taken from the household interview entry)</text:p>
          </table:table-cell>
          <table:table-cell office:value-type="string">
            <text:p>1 = 'yes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no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7 = 'entry refuse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8 = 'unknow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 = 'no entry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ergrup</text:p>
          </table:table-cell>
          <table:table-cell table:style-name="ce4" office:value-type="string">
            <text:p>Behaviourly homogeneous groups (9 groups)</text:p>
          </table:table-cell>
          <table:table-cell table:style-name="ce45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45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45" office:value-type="string">
            <text:p>{4 = 'Unemployed person with no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5 = 'Studen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6 = 'Apprentic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7 = 'Child under 6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8 = 'Pupil 7-10 years of ag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9 = 'Pupil over 11 years of ag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95 = 'Not assigned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ergrup1</text:p>
          </table:table-cell>
          <table:table-cell table:style-name="ce4" office:value-type="string">
            <text:p>Behaviourly homogeneous groups (12 groups)</text:p>
          </table:table-cell>
          <table:table-cell table:style-name="ce45" office:value-type="string">
            <text:p>{1 = 'Employed person with available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2 = 'Employed person with no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45" office:value-type="string">
            <text:p>{3 = 'Unemployed person with available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45" office:value-type="string">
            <text:p>{4 = 'Unemployed person with no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5 = 'Student with available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6 = 'Student with no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45" office:value-type="string">
            <text:p>{7 = 'Apprentice with available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45" office:value-type="string">
            <text:p>{8 = 'Apprentice with no car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9 = 'Child 0-6 year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10 = 'Pupil 7-10 years of age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6" office:value-type="string">
            <text:p>{11 = 'Pupil over 11 years of age with available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2"/>
          <table:table-cell table:style-name="ce4"/>
          <table:table-cell table:style-name="ce6" office:value-type="string">
            <text:p>{12 = 'Pupil over 11 years of age with no car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{95 = 'Not assigned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lebensph</text:p>
          </table:table-cell>
          <table:table-cell office:value-type="string">
            <text:p>Phase of life (taken from hp_besch)</text:p>
          </table:table-cell>
          <table:table-cell table:style-name="ce6" office:value-type="string">
            <text:p>1 = 'Employed full time (incl. apprenticeship, civil service)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2 = 'Employed part tim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Pupil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4 = 'Student - university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5 = 'Child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6 = 'Homemaker (incl. Parental leave)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7 = 'Retiree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8 = 'Other'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gesein</text:p>
          </table:table-cell>
          <table:table-cell office:value-type="string">
            <text:p>Health Restriction: yes, no</text:p>
          </table:table-cell>
          <table:table-cell office:value-type="string">
            <text:p>1 = 'Person with health limitation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2 = 'Person without health limitation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3 = 'Entry refused, unknown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102 = 'Adult &gt; 13 years (individual) with trip protocol'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bland</text:p>
          </table:table-cell>
          <table:table-cell office:value-type="string">
            <text:p>State (Bundesland)</text:p>
          </table:table-cell>
          <table:table-cell office:value-type="string">
            <text:p>{1 = 'Schleswig-Holstein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2 = 'Hamburg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3 = 'Niedersachsen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4 = 'Breme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5 = 'Nordrhein-Westfale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6 = 'Hesse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7 = 'Rheinland-Pfalz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8 = 'Baden-Württemberg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9 = 'Bayer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0 = 'Saarland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1 = 'Berli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2 = 'Brandenburg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3 = 'Mecklenburg-Vorpommer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4 = 'Sachsen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5 = 'Sachsen-Anhal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16 = 'Thüringen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westost</text:p>
          </table:table-cell>
          <table:table-cell table:style-name="ce4" office:value-type="string">
            <text:p>West-East ID</text:p>
          </table:table-cell>
          <table:table-cell office:value-type="string">
            <text:p>{1 = 'West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2 = 'East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olgk</text:p>
          </table:table-cell>
          <table:table-cell table:style-name="ce4" office:value-type="string">
            <text:p>Political municipality size class 2000</text:p>
          </table:table-cell>
          <table:table-cell office:value-type="string">
            <text:p>{1 = 'Less than 5.,000 inhabitant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 = '5,000 to less than 20,000 inhabitant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3 = '20,000 to less than 50,000 inhabitants'} 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4 = '50,000 to less than 100,000 inhabitant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5 = '100,000 to less than 500,000 inhabitant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6 = '500,000 or more inhabitants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rtyp</text:p>
          </table:table-cell>
          <table:table-cell table:style-name="ce5" office:value-type="string">
            <text:p>BBSR Basic region type</text:p>
          </table:table-cell>
          <table:table-cell table:style-name="ce7" office:value-type="string" table:number-columns-spanned="1" table:number-rows-spanned="3">
            <text:p>{1, Agglomeration area, 2, Urbanized area, 3, Rural area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rtypd7</text:p>
          </table:table-cell>
          <table:table-cell table:style-name="ce5" office:value-type="string">
            <text:p>BBSR Differentiated region type</text:p>
          </table:table-cell>
          <table:table-cell table:style-name="ce9" office:value-type="string" table:number-columns-spanned="1" table:number-rows-spanned="7">
            <text:p>{1, High-density agglomeration, 2, Agglomeration outside of the center, 3, Urbanized area with higher density, 4, Urbanized area with medium-density urban center, 5, Urbanized area with medium density with medium-sized center, 6, Rural area with higher density, 7, Rural area with lower density)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/>
          <table:table-cell office:value-type="string">
            <text:p>ktyp</text:p>
          </table:table-cell>
          <table:table-cell table:style-name="ce5" office:value-type="string">
            <text:p>BBSR County type</text:p>
          </table:table-cell>
          <table:table-cell table:style-name="ce7" office:value-type="string" table:number-columns-spanned="1" table:number-rows-spanned="9">
            <text:p>{1, Agglomeration - core city, 2, Agglomeration - high density county, 3, Agglomeration - medium density county, 4, Agglomeration - rural county, 5, Urbanized area - core city, 6, Urbanized area - in dense county, 7, Urbanized area - in rural county, 8, Rural area -in rural countys with higher density, 9, Rural area - in lower density rural county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4"/>
          <table:covered-table-cell table:style-name="ce8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ktyp_zsg</text:p>
          </table:table-cell>
          <table:table-cell office:value-type="string">
            <text:p>BBSR Combined district type to ROB2005</text:p>
          </table:table-cell>
          <table:table-cell office:value-type="string">
            <text:p>{1 = 'Core citie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2 = 'Medium density countie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3 = 'Rural counties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5">
          <table:table-cell/>
          <table:table-cell office:value-type="string">
            <text:p>sgtyp</text:p>
          </table:table-cell>
          <table:table-cell office:value-type="string">
            <text:p>BBSR City and community type (4) 2006</text:p>
          </table:table-cell>
          <table:table-cell table:style-name="ce10" office:value-type="string">
            <text:p>{10 = "Core and large cities (kreisf. Städte u. Oberz. &gt;=100.000 E.)"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5">
          <table:table-cell table:number-columns-repeated="3"/>
          <table:table-cell table:style-name="ce10" office:value-type="string">
            <text:p>20 = "Mid sized cities (sonstige OZ/MZ (städtisch od. gemischt gepr.))"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table:style-name="ce10" office:value-type="string">
            <text:p>30 = "Small cities (sonstige MZ od. städtisch geprägte Gemeinden)"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table:style-name="ce10" office:value-type="string">
            <text:p>40 = "Rural communities (sonstige Gemeinden)"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sgtypd</text:p>
          </table:table-cell>
          <table:table-cell office:value-type="string">
            <text:p>BBSR Differentiated city and community type (7) 2006</text:p>
          </table:table-cell>
          <table:table-cell office:value-type="string">
            <text:p>{11 = "Large centers and large cities ( &gt;= 500,000 inhabitants)"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12 = "Smaller centers and large cities (&lt; 500,000 inhabitants)"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1 = 'Larger middle sized cities (&gt;= 50.000 inhabitants)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22 = 'Smaller middle sized cities (&lt; 50,000 inhabitants)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{30 = 'Small cities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41 = 'Large rural communities (&gt;= 7,500 inhabitants)'} <text:s/>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 table:number-columns-repeated="3"/>
          <table:table-cell office:value-type="string">
            <text:p>{42 = 'Small rural communities (&lt; 7,500 inhabitants)'}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4">
          <table:table-cell/>
          <table:table-cell office:value-type="string">
            <text:p>psu_nr</text:p>
          </table:table-cell>
          <table:table-cell table:style-name="ce14" office:value-type="string">
            <text:p>Primary Sampling Unit (serial number)</text:p>
          </table:table-cell>
          <table:table-cell office:value-type="string">
            <text:p>None</text:p>
          </table:table-cell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 table:number-rows-repeated="244">
          <table:table-cell table:number-columns-repeated="4"/>
          <table:table-cell table:style-name="ce1" table:number-columns-repeated="2"/>
          <table:table-cell table:number-columns-repeated="33"/>
          <table:table-cell table:style-name="ce12" table:number-columns-repeated="2"/>
          <table:table-cell table:number-columns-repeated="983"/>
        </table:table-row>
        <table:table-row table:style-name="ro2" table:number-rows-repeated="10480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odeplan" table:base-cell-address="$'Car data'.$A$1" table:cell-range-address="$'Car data'.$A$1:.$F$216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10/20/2012</text:date>, <text:time>11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_20_data" style:display-name="PageStyle_Car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hold_20_data" style:display-name="PageStyle_Househol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_20_data" style:display-name="PageStyle_Person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_20_data_20_extended" style:display-name="PageStyle_Personal data extend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p_20_data" style:display-name="PageStyle_Trip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vel_20_data" style:display-name="PageStyle_Travel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0T11:42:00.65</dc:date>
    <meta:generator>OpenOffice.org/3.4$Win32 OpenOffice.org_project/340m1$Build-9590</meta:generator>
    <meta:editing-duration>PT3H38M28S</meta:editing-duration>
    <meta:editing-cycles>30</meta:editing-cycles>
    <meta:document-statistic meta:table-count="6" meta:cell-count="5398" meta:object-count="0"/>
  </office:meta>
</office:document-meta>
</file>